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PingFang SC" svg:font-family="PingFang SC"/>
    <style:font-face style:name="PingFang TC" svg:font-family="PingFang TC"/>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paragraph-properties style:line-height-at-least="0.2361in"/>
      <style:text-properties style:font-name="PingFang TC" fo:font-size="12.0pt" fo:color="#000000" fo:background-color="#e0e0e0"/>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Times" fo:font-style="italic" fo:font-style-asian="italic" fo:font-style-complex="italic" fo:letter-spacing="0.0000in"/>
    </style:style>
    <style:style style:name="T5" style:family="text">
      <style:text-properties style:font-name="Times" fo:font-style="italic" fo:font-style-asian="italic" fo:font-style-complex="italic" fo:letter-spacing="0.0000in" fo:background-color="#ececec"/>
    </style:style>
    <style:style style:name="T6" style:family="text">
      <style:text-properties style:font-name="Times" fo:font-style="italic" fo:font-style-asian="italic" fo:font-style-complex="italic" fo:letter-spacing="0.0000in" fo:background-color="#e0e0e0"/>
    </style:style>
    <style:style style:name="T7" style:family="text">
      <style:text-properties style:font-name="PingFang SC" fo:letter-spacing="0.0000in"/>
    </style:style>
    <style:style style:name="TableColumn1" style:family="table-column">
      <style:table-column-properties style:column-width="3.4625in" style:rel-column-width="32767*"/>
    </style:style>
  </office:automatic-styles>
  <office:body>
    <office:text>
      <text:p text:style-name="P1"/>
      <text:p text:style-name="P2"><text:span text:style-name="T1">許世勤   |  2021.06.11 17:30   |   </text:span><text:a xlink:type="simple" xlink:href="http://palinfo.habago.org/Entry?Command=Information_PrintForum#FORUM40714"><text:span text:style-name="T2">#</text:span></text:a></text:p>
      <text:p text:style-name="P3"><text:span text:style-name="T1">不好意思，Novavax疫苗的開頭不是MVC，應該是NVX，Novavax的縮寫，特此更正。</text:span></text:p>
      <text:p text:style-name="P2"><text:span text:style-name="T1">許世勤   |  2021.06.11 17:25   |   </text:span><text:a xlink:type="simple" xlink:href="http://palinfo.habago.org/Entry?Command=Information_PrintForum#FORUM40713"><text:span text:style-name="T2">#</text:span></text:a></text:p>
      <text:p text:style-name="P4"><text:span text:style-name="T1">現在主張「免疫橋接」以取代三期的作法，好比說今天最早我讓某甲吃一公斤的雞肉，已經知道結果，可以讓某甲長半斤的肌肉。</text:span><text:span text:style-name="T3"><text:line-break/><text:line-break/></text:span><text:span text:style-name="T1">今天我另外開發了新款蟑螂肉，如果改讓某乙吃一公斤蟑螂肉，發現某乙也長了半斤的肌肉，那我說吃蟑螂肉可以得到跟吃一公斤雞肉一樣的「營養」，但是吃蟑螂跟吃雞肉會一樣嗎？</text:span><text:span text:style-name="T3"><text:line-break/><text:line-break/></text:span><text:span text:style-name="T1">這就是「免疫橋接」目前無法在國際上取得共識的原因，因為「基準不同，不能比較」。</text:span><text:span text:style-name="T3"><text:line-break/><text:line-break/></text:span><text:span text:style-name="T1">即便生物相似藥，擁有與原本大分子藥相同的結構，也就是「複製人」，可以跳過二期試驗，但是三期的效價還是得做。今天高端安排的「橋接」，是拿「蛋白質次單元」的MVC-COV1901與「腺病毒載體」的AZ疫苗相比，等於告訴我們吃蟑螂一樣好。如果要「橋接」，至少要拿Novavax CoV2373來比。</text:span><text:span text:style-name="T3"><text:line-break/><text:line-break/></text:span><text:span text:style-name="T1">何況只看免疫生成力，就好像只看到長了肌肉就說吃蟑螂跟吃雞肉一樣好，但是沒說的是中和抗體的「多樣性」，那才是能否成功防禦多變異病毒株感染的關鍵。如果我以前做實驗這樣安排，早就被教授電爆了。</text:span><text:span text:style-name="T3"><text:line-break/><text:line-break/></text:span><text:span text:style-name="T1">目前最受歡迎的BNT-162b2疫苗，意思是在臨床前試驗篩選了至少162個候選標的才找到可以進臨床試驗的。同樣作為純化蛋白疫苗的Novavax MVC-CoV2373，則是篩選了至少2373個模板才找到進臨床試驗的候選。</text:span><text:span text:style-name="T3"><text:line-break/><text:line-break/></text:span><text:span text:style-name="T1">我們公司篩選藥物，篩選了十萬個自行設計與合成的小分子化合物，也才一個剛進入臨床一期。高端MVC-COV1901的COV19指的是Covid-19，01則是指第一個模板，也就是馬上就找到可以進入臨床的候選。大概真的是有美國專家提供建議，不然就是運氣真的太好了。</text:span></text:p>
      <text:p text:style-name="P2"><text:span text:style-name="T1">陳真   |  2021.06.11 15:27   |   </text:span><text:a xlink:type="simple" xlink:href="http://palinfo.habago.org/Entry?Command=Information_PrintForum#FORUM40712"><text:span text:style-name="T2">#</text:span></text:a></text:p>
      <text:p text:style-name="P3"><text:span text:style-name="T1">台灣人真要坐以待斃？(十三)：我們要這樣過一輩子嗎？</text:span><text:span text:style-name="T3"><text:line-break/><text:line-break/><text:line-break/></text:span><text:span text:style-name="T1">陳真</text:span><text:span text:style-name="T3"><text:line-break/><text:line-break/></text:span><text:span text:style-name="T1">2021. 06. 11.</text:span><text:span text:style-name="T3"><text:line-break/><text:line-break/><text:line-break/></text:span><text:span text:style-name="T1">世勤所言甚是。疫苗或新藥研發如果弄個二期就能通過，那麼，隨便一個相關科系的人都能製造新藥了。</text:span><text:span text:style-name="T3"><text:line-break/><text:line-break/></text:span><text:span text:style-name="T1">台灣真的是一個非常病態扭曲的政治環境，基本理性與是非，基本知識與常識，統統都起不了任何作用；只要大權在握，只要有暴利可圖，只要顏色正確，你幾乎可以在這島上做任何荒唐事；你可以任意抹黑任何人，摧毀他的人格與素養，你可以扭曲所有基本事實，甚至連傷害所有人民這等齷齪荒唐事，都完全可以橫行無阻。</text:span><text:span text:style-name="T3"><text:line-break/><text:line-break/></text:span><text:span text:style-name="T1">只要控制媒體、教育與司法，再加上網軍及各方文人走狗，就算是泯滅天良之事，照樣能宣揚成全世界都羨慕的偉大政績。</text:span><text:span text:style-name="T3"><text:line-break/><text:line-break/></text:span><text:span text:style-name="T1">我常想到對岸人民，心中常有這樣一個疑問：</text:span><text:span text:style-name="T3"><text:line-break/><text:line-break/></text:span><text:span text:style-name="T1">究竟大陸同胞們能否真實體會生活在台灣這樣一個殖民地的痛苦？</text:span><text:span text:style-name="T3"><text:line-break/><text:line-break/></text:span><text:span text:style-name="T1">在對岸或世人看來理所當然之事，在這島上卻很可能必須為之慘痛代價。</text:span><text:span text:style-name="T3"><text:line-break/><text:line-break/></text:span><text:span text:style-name="T1">我對國際人權有長達三十多年的經驗、知識及參與，我知道許多戰亂地區或軍事獨裁政權或所謂民主國家例如印度，執政者如何謀財害命，例如控制重要民生物資，藉以斂財，或是私吞、控制外界援助物資或藥物，任由饑荒蔓延，任由醫療失能。</text:span><text:span text:style-name="T3"><text:line-break/><text:line-break/></text:span><text:span text:style-name="T1">所有這些國家，大多數人都很貧窮，而且文盲比例很高，資訊匱乏。但我從未見過像台灣這樣一種社會，經濟整體富裕，教育水平很高，醫療與公衛一流，卻竟然發生上述那樣一種非常落後野蠻的謀財害命行徑。我從未見過、聽過或讀過這樣一種所謂國家或社會，一方面明明識字懂道理，一方面卻又極其荒誕可笑愚蠢卑劣。</text:span><text:span text:style-name="T3"><text:line-break/><text:line-break/></text:span><text:span text:style-name="T1">那是因為，台灣事實上就是個極其封閉反智的殖民地，不管多麼荒誕無恥多麼泯滅天良之事，只要掌權者有利可圖，便可橫行無阻，而且還會得到受害者眾人的歡呼與支持。</text:span><text:span text:style-name="T3"><text:line-break/><text:line-break/></text:span><text:span text:style-name="T1">二、三十年的折磨，真的是夠了，難道我們要這樣過一輩子嗎？我們要讓下一代繼續同樣的悲劇和折磨嗎？</text:span><text:span text:style-name="T3"><text:line-break/><text:line-break/></text:span><text:span text:style-name="T1">===================</text:span><text:span text:style-name="T3"><text:line-break/></text:span><text:span text:style-name="T1">2期解盲取代3期 中研院詹家琮痛批：取巧、不道德</text:span><text:span text:style-name="T3"><text:line-break/><text:line-break/></text:span><text:span text:style-name="T1">毅傳媒2021. 06. 11.</text:span><text:span text:style-name="T3"><text:line-break/><text:line-break/></text:span><text:span text:style-name="T1">高端疫苗宣布第2期臨床實驗解盲成功，中研院基因體研究中心研究技師詹家琮今日稍早稱，他不認同不科學的「國產新冠疫苗2期臨床試驗解盲」。</text:span><text:span text:style-name="T3"><text:line-break/><text:line-break/></text:span><text:span text:style-name="T1">詹家琮負責中研院P3實驗室，更是抗SARS英雄。他認為，2期解盲應該加入英國株變種病株，或是印度變種病毒株的實驗數據。</text:span><text:span text:style-name="T3"><text:line-break/><text:line-break/></text:span><text:span text:style-name="T1">對於食藥署與高端疫苗都主張「免疫橋接」，詹家琮提出兩大質疑。首先，抗體中和效力試驗，不足以取代3期臨床試驗。因為人體對抗病毒不是只有靠著抗體一項，還有T細胞、巨噬細胞、自然殺手細胞（Natural killer, NK）等，以及其他非記憶性的細胞與激素反應。</text:span><text:span text:style-name="T3"><text:line-break/><text:line-break/></text:span><text:span text:style-name="T1">詹家琮強調，這些反應是單純的血清中和效力試驗看不到的，只有進入臨床3期試驗，藉由受試者身體的反應才能夠觀察到。</text:span><text:span text:style-name="T3"><text:line-break/><text:line-break/></text:span><text:span text:style-name="T1">其次，抗體中和力試驗是一個非常單純的設計，只有血清、病毒、一種細胞及培養液，人體內有許許多多種類的細胞可以參與抑制病毒的活動。</text:span><text:span text:style-name="T3"><text:line-break/><text:line-break/></text:span><text:span text:style-name="T1">因此，詹家琮主張，2期臨床試驗是不足夠的，至少要進入臨床3期並完成中期的試驗，我們要看的應該是人體的整體表現，不只是簡單的中和性抗體的效價。</text:span><text:span text:style-name="T3"><text:line-break/><text:line-break/></text:span><text:span text:style-name="T1">「現在台灣以及世界上流行的是什麼病毒株？哪裡還會有原始的武漢病毒株呢？」詹家琮要求，解盲的血清中和效力試驗，要加入英國變種病毒株甚或是印度變種病毒株的實驗數據，否則數據就會失真而不可信。</text:span><text:span text:style-name="T3"><text:line-break/><text:line-break/></text:span><text:span text:style-name="T1">詹家琮更痛批，2期解盲只會有武漢病毒株的數據，這是非常取巧非常不專業更是不道德的作為。</text:span><text:span text:style-name="T3"><text:line-break/></text:span></text:p>
      <text:p text:style-name="P2"><text:span text:style-name="T1">許世勤   |  2021.06.11 09:06   |   </text:span><text:a xlink:type="simple" xlink:href="http://palinfo.habago.org/Entry?Command=Information_PrintForum#FORUM40711"><text:span text:style-name="T2">#</text:span></text:a></text:p>
      <text:p text:style-name="P4"><text:span text:style-name="T1">昨天臉書上一片歌舞昇平，高端解盲成功，好多支持者準備挽袖接受施打。早上才發布一批新聞，指稱可能不是解盲，只是期中分析，外界嘩然。收案都已經結束了，你只是要期中分析？受試者還不到4000人，台灣的數據分析能力有這麼差嗎？結果下午還是解盲了，只能對老董說「真是猜不透你啊」。目前還沒在線上看到正式發布的二期報告，無法評估他們所說的安全性及免疫生成力，至少我還沒查到。政府用人民的稅金買500萬劑的高端疫苗，據稱每個人還要自費881元施打，等於當白老鼠還要自帶乾糧，這一票簡直是無本生意。</text:span><text:span text:style-name="T3"><text:line-break/><text:line-break/></text:span><text:span text:style-name="T1">陳培哲指稱蛋白質次單元疫苗不是台灣擅長的技術，不可能趕在七月施打。何美鄉卻跳出來說Novavax對Sars-CoV-2各主要流行株的防禦力平均達九成，這不是轉移焦點嗎？陳培哲講「讓中餐師傅做法國菜」，卻有人跑出來說「法國菜好吃」。難道我今天練拳擊，我就保證可以變成拳王嗎？新聞媒體甚至直接偷換概念，變成「陳培哲唱衰國產，何美鄉嗆效率達九成」，連我都被誤導了，以為一個中研院生醫所的學者竟然講這麼沒水準的話。記者甚至寫「國產Novavax疫苗」，聯亞旗下公司是Covaxx，記者不是沒搞清楚就是故意裝傻兼誤導。Novavax是目前進度最超前的蛋白質次單元疫苗，但它不是「國產」，而且三期試驗還未完成，不能遽下結論。陳培哲並沒有說錯，這個技術很難。</text:span><text:span text:style-name="T3"><text:line-break/><text:line-break/></text:span><text:span text:style-name="T1">最近一支HIV的疫苗三期解盲失敗了，但這支疫苗在二期試驗的時候非常成功，被認為是人類對抗愛滋病的強力武器與一大進步。但是它的三期試驗確定疫苗無效，不能有效防禦HIV，再一次說明二期的結果不能用來預期三期的結果。這支疫苗還只是驗證無效，如果有嚴重不良反應，對受試者來說是一輩子的傷害。高端疫苗如果只靠二期就要確認效價，測試抗體中和病毒能力的試管試驗是不夠的，如果只要試管試驗就可以下結論，那麼台灣的生技早已起飛。除非把近4000名受試者召回，直接在受試者身上感染病毒，否則無法確定防禦率。但這個政府已經決定七月施打，這個試驗比三期更真實，納粹跟731部隊應該也不敢拿自己的人民做實驗吧？</text:span></text:p>
      <text:p text:style-name="P2"><text:span text:style-name="T1">陳真   |  2021.06.10 23:15   |   </text:span><text:a xlink:type="simple" xlink:href="http://palinfo.habago.org/Entry?Command=Information_PrintForum#FORUM40710"><text:span text:style-name="T2">#</text:span></text:a></text:p>
      <text:p text:style-name="P3"><text:span text:style-name="T1">台灣人真要坐以待斃？(十二)：喪心病狂到極點</text:span><text:span text:style-name="T3"><text:line-break/><text:line-break/><text:line-break/></text:span><text:span text:style-name="T1">陳真</text:span><text:span text:style-name="T3"><text:line-break/><text:line-break/></text:span><text:span text:style-name="T1">2021. 06. 10.</text:span><text:span text:style-name="T3"><text:line-break/><text:line-break/><text:line-break/></text:span><text:span text:style-name="T1">高端疫苗二期解盲通過。真的是在騙小孩！演一齣假戲！</text:span><text:span text:style-name="T3"><text:line-break/><text:line-break/></text:span><text:span text:style-name="T1">請問，有多少疫苗或新藥研發是連二期試驗都會失敗的？現在媒體卻講得好像什麼天大的成就。</text:span><text:span text:style-name="T3"><text:line-break/><text:line-break/></text:span><text:span text:style-name="T1">這就好像你要找尋賽車選手，一期就是有駕照，二期就是真的會開車，敢開上路，而且沒發生過重大車禍；惟有通過三期才是真正有辦法上場比賽的選手。沒有人會在二期放鞭炮的。</text:span><text:span text:style-name="T3"><text:line-break/><text:line-break/></text:span><text:span text:style-name="T1">今天，如果全世界就只有這東西，情況緊急也就只好跟它拼了，只要會開車就抓來充當選手。可是，現在明明有許多真正安全且具有保護力的疫苗隨手可得，卻硬是要千方百計阻撓進口，擺明就是要賺這一大票！擺明就是要謀你的財，害你的命！擺明就是要強迫你打一支不合格的疫苗。</text:span><text:span text:style-name="T3"><text:line-break/><text:line-break/></text:span><text:span text:style-name="T1">請問，打了有用嗎？根本沒有人知道。任何藥物，三期試驗失敗的可能性非常高。</text:span><text:span text:style-name="T3"><text:line-break/><text:line-break/></text:span><text:span text:style-name="T1">請問，打了之後，出得了國嗎？正常社會會承認你打過疫苗嗎？不可能。</text:span><text:span text:style-name="T3"><text:line-break/><text:line-break/></text:span><text:span text:style-name="T1">一支疫苗如果打了之後，連有沒有用都完全不知道；而且，打了之後，世界上根本不可能會有人承認你打過疫苗，你根本出不了國。那麼，你強迫台灣人打這種價格高端、品質卻低端的地下疫苗，究竟居心何在？</text:span><text:span text:style-name="T3"><text:line-break/><text:line-break/></text:span><text:span text:style-name="T1">而且，打疫苗如果出了問題，請問疫苗能夠從血管裏抽出來丟掉嗎？當然不可能。</text:span><text:span text:style-name="T3"><text:line-break/><text:line-break/></text:span><text:span text:style-name="T1">打了之後，若有問題，能夠再混著改打其它疫苗嗎？很難說。很可能會產生更多副作用問題或不可測的長短期風險。</text:span><text:span text:style-name="T3"><text:line-break/><text:line-break/></text:span><text:span text:style-name="T1">更可怕的是，比方說幾年後，三期很可能沒過(大多數都失敗)，證實這疫苗根本無效，請問屆時該怎麼辦？在這盲目測試的數年漫長過程中，得犧牲多少條人命？這根本就是存心拿台灣人當白老鼠。</text:span><text:span text:style-name="T3"><text:line-break/><text:line-break/></text:span><text:span text:style-name="T1">你的家人倘若生了病，請問你是會給他吃目前世界上最好的或至少合格、全世界認證的藥物，還是強迫他吃根本完完全全不知道有沒有效的土產仙丹？</text:span><text:span text:style-name="T3"><text:line-break/><text:line-break/></text:span><text:span text:style-name="T1">這個人渣黨及其背後美國主子，真的是利慾薰心，喪心病狂到極點。</text:span><text:span text:style-name="T3"><text:line-break/><text:line-break/></text:span><text:span text:style-name="T1">=================</text:span><text:span text:style-name="T3"><text:line-break/><text:line-break/></text:span><text:span text:style-name="T1">高端疫苗完成解盲 陳培哲：既定劇本、毫無意外</text:span><text:span text:style-name="T3"><text:line-break/><text:line-break/></text:span><text:span text:style-name="T1">中時</text:span><text:span text:style-name="T3"><text:line-break/><text:line-break/></text:span><text:span text:style-name="T1">2021/06/10 旺報 李侑珊</text:span><text:span text:style-name="T3"><text:line-break/><text:line-break/><text:line-break/></text:span><text:span text:style-name="T1">爭議不斷的高端疫苗宣布解盲成功，並加速第三期臨床實驗，中研院院士陳培哲表示，此為既定的劇本，毫無意外，此為預期中的結果。</text:span><text:span text:style-name="T3"><text:line-break/><text:line-break/></text:span><text:span text:style-name="T1">陳培哲近來提出專業發言，指出三家本土生技公司的疫苗專長都是滅活疫苗，投入新冠疫苗技術卻是蛋白質次單位疫苗，研發與技術都大有問題，甚至更坦言離開食藥署疫苗審查委員，最大的困難點即來自於總統蔡英文，引起一連串政治追殺。</text:span><text:span text:style-name="T3"><text:line-break/><text:line-break/></text:span><text:span text:style-name="T1">不只陳培哲，包含前疾管局局長蘇益仁也認為國產疫苗有問題，即便專家多次拋出相關說法，但有媒體民調顯示，仍有逾5成民眾願意施打國產疫苗。對此，陳培哲則說，如此即在於沒有其他的選擇，這也是很無奈的事情。</text:span></text:p>
      <text:p text:style-name="P2"><text:span text:style-name="T1">許世勤   |  2021.06.10 13:48   |   </text:span><text:a xlink:type="simple" xlink:href="http://palinfo.habago.org/Entry?Command=Information_PrintForum#FORUM40709"><text:span text:style-name="T2">#</text:span></text:a></text:p>
      <text:p text:style-name="P3"><text:span text:style-name="T1">我有一位朋友參加了高端MVC-COV1901的二期試驗，看到他的動態表示今天解盲才會知道他打的是安慰劑還是疫苗，但在剛剛看見學弟的動態卻說今天只是期中分析。上網查閱了一下新聞，看樣子真的不是「解盲」:<text:line-break/></text:span><text:a xlink:type="simple" xlink:href="https://www.chinatimes.com/realtimenews/20210610001310-260405?chdtv"><text:span text:style-name="T4">https://www.chinatimes.com/realtimenews/20210610001310-260405?chdtv</text:span></text:a><text:span text:style-name="T1"><text:line-break/><text:line-break/>這個政府一再宣稱七月份要開打「國產」疫苗，如果二期的結果不僅安全，而且在兩種不同劑量組別有良好的免疫生成力，那儘快解盲不是更好？這下卻不告訴我們結果了。假如這支「疫苗」在二期根本不能生成有效與足量的抗體，那麼打這支疫苗只是在注射生理食鹽水。結果好的話趕快公布，增加人民尤其是這個政府支持者的信心，1450一定會藉此大肆宣傳「台灣價值can help」。<text:line-break/><text:line-break/>有時候基於生存壓力，我總後悔念了生化，因為這一行還看不見曙光。到了業界之後，發現許多人努力地在新藥與新的治療方式進行開發，領著相對不算高的薪水。但是不少主其事者卻只在玩數字遊戲，硬是把生技產業做成了騙局。沒有長遠規劃，沒有戰略眼光，未來可能連AI領域也會是同樣的結果。</text:span></text:p>
      <text:p text:style-name="P2"><text:span text:style-name="T1">陳真   |  2021.06.10 09:29   |   </text:span><text:a xlink:type="simple" xlink:href="http://palinfo.habago.org/Entry?Command=Information_PrintForum#FORUM40708"><text:span text:style-name="T2">#</text:span></text:a></text:p>
      <text:p text:style-name="P4"><text:span text:style-name="T1">台灣人真要坐以待斃？(十一)：做賊喊捉賊<text:line-break/><text:line-break/><text:line-break/>陳真<text:line-break/><text:line-break/>2021. 06. 10.<text:line-break/><text:line-break/><text:line-break/>人渣黨做為台奸，做為一條漢奸走狗，雖然不敢幹些動刀動槍的事，但是，一個人或一個黨的邪惡，不在於他所做的惡事之規模，而是在於他為惡的心態之扭曲與複雜程度。我真的很難想像世界上怎麼會有這樣一群人渣，如此無恥下三濫。這個黨，每天造謠抹黑，每天撒謊，動輒自導自演栽贓嫁禍，長年以來卻動用司法，不斷去傷害那些說出真話的人。<text:line-break/><text:line-break/>人渣黨豈止是告訴日本台灣疫苗夠用，而是不斷告訴全世界，千方百計阻撓疫苗進口：<text:line-break/><text:line-break/></text:span><text:a xlink:type="simple" xlink:href="https://bit.ly/3pBKuvy"><text:span text:style-name="T4">https://bit.ly/3pBKuvy</text:span></text:a><text:span text:style-name="T1"><text:line-break/><text:line-break/>沈富雄更是現身說法，提到有多少人積極要賣疫苗給台灣，人渣黨卻告訴他們，疫苗夠了。<text:line-break/><text:line-break/>台灣的疫苗，目前根本就是杯水車薪！但是，人渣黨卻藉此來進行政治炒作，說我們應該感恩日本，感恩美國，另一方面卻不斷造謠，抹黑大陸，甚至造謠說大陸阻礙疫苗進口，造謠說大陸阻礙日本送疫苗給我們，每天就是滿口謊言。我真的不知道這個人渣黨到底有沒有哪一句話是真實可信的？<text:line-break/><text:line-break/>人渣黨之所以千方百計阻擋疫苗進口，目的就是為了要護航美國人可以藉此撈大錢的土產疫苗。<text:line-break/><text:line-break/>台灣檢調與司法系統，沒有一個正直之士來調查與遏阻這些狗官謀財害命的惡行嗎？卻反而不斷去獵捕與傷害那些說出真話的人。<text:line-break/><text:line-break/>陳真<text:line-break/><text:line-break/>2021. 06. 10.<text:line-break/><text:line-break/>===============<text:line-break/>轉貼日外相說法 新竹副縣長被速辦<text:line-break/><text:line-break/>林郁平、陳鴻偉、莊旻靜／連線北報導<text:line-break/><text:line-break/>2021年6月10日<text:line-break/><text:line-break/>日本政府捐給台灣124萬劑AZ疫苗，日前網路瘋傳日本外相茂木敏充備詢時稱台灣「只要擋一下」的說法，連新竹縣副縣長陳見賢也在LINE群組轉貼，遭行政院長蘇貞昌怒轟「這是很惡毒的謠言」，一定要查辦。警方9日將3人送辨，其中刑事局將最早撰文的譚姓男子及轉傳的陳見賢約談到案，陳認為僅是評論、不是假訊息，但詢後仍遭送辦，成為政府打假以來涉案層級最高的地方官員。<text:line-break/><text:line-break/>翻譯差別外界看法不一<text:line-break/><text:line-break/>檢警迅速將陳見賢送辦，民進黨網社中心主任范綱皓製作疫苗圖卡，遭事實查核中心認證為假消息，卻不見檢警偵辦，引發外界質疑是「辦藍不辦綠」。<text:line-break/><text:line-break/>遭綠營人士抨擊為惡意扭曲翻譯的文章，稱「日本外相在國會被問到為何只給台灣124萬劑，他回說台灣政府沒想要很多，只要6月擋一下就好，7月開始台灣自己就會有自己生產的疫苗」，並附上日本外相在國會接受質詢時的新聞連結及影片。令蘇貞昌8日怒批這是很惡毒的謠言，綠委莊瑞雄質詢時特別點名陳見賢散播謠言。<text:line-break/><text:line-break/>外交部還原日本外相的談話，指他認為「預計台灣國內的疫苗生產體制會在7月以後逐漸完備，而目前台灣面臨的是很緊急迫切的需求」，從未說過台灣曾表達只需要124萬劑等說法。翻譯上的差別，引發各界看法不一。<text:line-break/><text:line-break/>陳見賢稱僅發表評論<text:line-break/><text:line-break/>外交部與疾管署迅速認定為假訊息後向警方報案，刑事局立即展開追查，發現住在新北市汐止的41歲譚男最早發文，7日中午貼在巴哈姆特網站上。警方前天將無業的譚男約談到案，他表示是看到日本相關新聞，並參考國內政論節目的說法，認為少要疫苗是事實才撰文，隔天發現竟引發軒然大波嚇了一跳，趕緊將文章刪除，但已遭網友轉傳。<text:line-break/><text:line-break/>警方昨日到新竹縣約談陳見賢，他表示，收到訊息曾請懂日文的朋友幫忙翻譯，他不認為這是假訊息，因自己參與縣內防疫工作，知道疫苗是很重要的問題，所以認為這是可受公評之事，僅是發表評論。訊後，依嚴重特殊傳染性肺炎防治及紓困振興特別條例、社維法函送士林地檢署偵辦。<text:line-break/><text:line-break/>台北市警萬華分局交通分隊劉姓員警，8日也在群組中轉傳，並附上相關影片連結，劉事後雖將訊息收回，但已遭同事擷圖、檢舉，劉也被依相同罪名送辦。</text:span></text:p>
      <text:p text:style-name="P2"><text:span text:style-name="T1">陳真   |  2021.06.10 03:22   |   </text:span><text:a xlink:type="simple" xlink:href="http://palinfo.habago.org/Entry?Command=Information_PrintForum#FORUM40707"><text:span text:style-name="T2">#</text:span></text:a></text:p>
      <text:p text:style-name="P3"><text:span text:style-name="T1">台灣人真要坐以待斃？(十)：謀財害命大戲<text:line-break/><text:line-break/><text:line-break/>陳真<text:line-break/><text:line-break/>2021. 06. 10.<text:line-break/><text:line-break/><text:line-break/>至少半個多世紀來，美國每侵略一個國家，或在一個國家製造顛覆動亂或發動政變，往往會有一張當地人士的暗殺名單，通常數千人之譜，藉以消滅異己，包括一切有礙於美國的反對人士或反美人士或左派與其支持者或同情者等等。<text:line-break/><text:line-break/>聽起來很可怕對不對？可是，這還只是具有針對性的殺害。有些時候則是不分青紅皂白、不分男女老幼的大屠殺，亦即針對特定種族例如華人，進行種族清洗，或是針對左傾人士或疑似左傾，或是連疑似也不用，愛怎麼殺就怎麼殺，例如美國支持的蘇哈托政權之全面性的反華大屠殺，死亡人數竟高達百萬人。<text:line-break/><text:line-break/>根據印尼反華大屠殺之後25年的一份調查報告如下：<text:line-break/><text:line-break/></text:span><text:a xlink:type="simple" xlink:href="https://bit.ly/3zg7LaL"><text:span text:style-name="T4">https://bit.ly/3zg7LaL</text:span></text:a><text:span text:style-name="T1"><text:line-break/><text:line-break/>幾位美國前CIA官員與軍方將領首度向媒體承認，美方系統性地提供蘇哈托政權極其詳盡的暗殺名單，有案可查的就有五千多人。每當名單上的人員被捕或被殺，美方就在該人的名字旁邊打勾。<text:line-break/><text:line-break/>不管是針對性的暗殺，或是族群滅絕性的大屠殺，通常有四股執行勢力：<text:line-break/><text:line-break/>一是當地的美國傀儡政權，由美國提供武器與武裝人員訓練，並提供外交掩護，甚至幫忙栽贓。<text:line-break/><text:line-break/>例如印尼的蘇哈托政權，例如伊拉克總統海珊以化武殺害五千名庫德族人之 "Halabja 屠村事件"，便是由美國提供化學武器給海珊，然後再製造假情報與假證據嫁禍伊朗，並在聯合國百般維護當時仍被美國稱為 "捍衛自由的民主鬥士" 之海珊。<text:line-break/><text:line-break/>第二股屠殺勢力就是由美軍自己執行。這類例子更是罄竹難書，俯拾皆是，例如侵略伊拉克與阿富汗等等，無數政治異己與反美人士，往往會以反恐之名遭到殺害。<text:line-break/><text:line-break/>第三股勢力則是身份保密、滲透各國的武裝臥底人員。<text:line-break/><text:line-break/>《新聞周刊》（Newsweek）花了兩三年時間進行調查，上個月披露調查結果指出，美國至少從十多年前開始，每年花費數百億元，在全球各國安插一支祕密軍隊，人數約六萬多人，但真實規模應遠遠超過。<text:line-break/><text:line-break/>這支臥底的殺手部隊，行動代號叫做「消除特徵」（signature reduction），完全不受國會監督，當然更不會鳥你什麼國際法，專門從事暗殺、破壞、情蒐與裏應外合等各種機動性祕密任務。<text:line-break/><text:line-break/>臥底人員散落在全球130多家企業與政府機關。平常以假身份從事正常工作以掩人耳目，但實際上是CIA臥底殺手；科技配備精良，來去無蹤；只要主子一聲令下，隨時可取人性命，隨時可執行各種祕密任務。<text:line-break/><text:line-break/>第四股勢力則是交由像 "黑水" (Blackwater) 這樣的私人武裝公司執行血腥任務。因其私人性質，更加不受管控，為所欲為。以黑水為例，特別是在伊拉克和阿富汗，幹下無數泯滅天良的姦殺擄掠罪行。<text:line-break/><text:line-break/>黑水的創辦人就是這位投資台灣土產疫苗的 Erik Prince。美軍在中東成千上萬的屠殺平民與虐待戰俘事件，包括輪姦、刑求與滅門等重大罪行，其中有一部份就是黑水公司所為。這些泯滅人性的血腥暴行，並非偶然，亦非個案，而是體制所允許與縱容，甚至鼓勵，藉以威嚇敵人。<text:line-break/><text:line-break/>各位能理解黑水公司的存在意義嗎？所謂戰爭，不管是哪種類型，它就是國與國或族群與族群、派系或政權之間的武裝衝突。簡單說，它具有某種公眾性與體制性，是一種解決問題的手段，戰爭本身並非目的；戰爭參與者，或多或少得受制於國際社會或聯合國或國內的各種司法監督與制裁。<text:line-break/><text:line-break/>但是，一旦戰爭委由跨國私人公司執行，它的整個本質就變了。它不再是一種解決公眾問題的手段，而是追求公司利益最大化的一種快速斂財工具。<text:line-break/><text:line-break/>而且，暴力執行者並非軍人，不受任何軍事體系監督或司法管轄，而只是老闆以天價酬勞所僱用的一群擁有高超殺人技能的 "員工"，擁有任意殺人的特權，為所欲為，逍遙法外。不但不受國會監督，所謂美國司法通常也只是做做樣子，極少判刑。<text:line-break/><text:line-break/>對外更是橫行無阻。美國至今揚言，任何美國人都絕不接受任何國際法庭的制裁；從布希到歐巴馬，再到川普，均一再對國際法庭發出以下恫嚇：誰敢以司法制裁或逮捕美國人，誰就會遭到美國的報復，包括以武力消滅。<text:line-break/><text:line-break/>這樣一群以殺人為業績的私人 "員工"，殺越多，賺越多；這就跟美國軍火工業之私人化一樣，戰爭越多就越賺；隨便發射一顆飛彈，就能不愁吃喝三輩子；私利之龐大，猶如天文數字。<text:line-break/><text:line-break/>這間黑水公司就是這樣，原本成立時只有十幾人，"業務" 瞬間暴增千百倍，短短幾年內，公司 "營收" 竟高達數十億美元即上千億台幣，成為全球幾乎可以說是惟一的國際級私人戰爭公司。<text:line-break/><text:line-break/>人性之可怕，往往不在於受害人數規模，更在於從事惡行者之心態。比方說，這間黑心肝的美國黑水公司之 "員工"，你從他們所犯下的罪行之內涵，很清楚可以看得出來，他們根本不把人當人看，不把性命當一回事，甚至以殺害他人生命、虐待他人肉體為樂。<text:line-break/><text:line-break/>曾有一些公開案例指出，有些黑水員工姦殺擄掠無法無天之際，連自己的同事都看不下去；曾有一位黑水員工，當他無法制止同事們的任意屠殺之惡行時，舉槍指著一位同事的腦袋，逼迫對方放下武器，停止屠殺。<text:line-break/><text:line-break/>前 CIA 局長 Leon Panetta 以及黑水公司老闆 Erik Prince 本人，都曾公開承認黑水公司就是CIA 的 "體制外資產"，任憑使喚，藉以換取龐大私人利益，並能規避國會監督與軍事體系管轄。<text:line-break/><text:line-break/>簡單說就是，這是一個表面上是體制外、其實仍由 CIA 所管控的私人武裝部隊，擁有殺人特權。曾有一位美國議員，言語上得罪 Erik Prince，Prince 竟揚言隨時可取對方一條小命。這位在世界各地殺人不眨眼的黑水公司大老闆是誰呢？他就是幾個月前才剛辭職的美國教育部長 Betsy DeVos (本姓Prince) 的親弟弟。<text:line-break/><text:line-break/>黑水公司富可敵國，武器精良，除了在戰場或佔領國執行血腥任務外，CIA 更可利用其平民身份以掩人耳目，在美國本土或海外各地代為訓練武裝人員，台灣就是其中之一。<text:line-break/><text:line-break/>也許因為利潤龐大，分贓不均，再加上在美國國內樹敵無數，Prince 於十幾年前 (2009年) 被迫辭去黑水公司CEO身份。2010年，把整個公司賣掉。講好聽是洗心革面，重新做人，事實上是轉換跑道，追求更大事業版圖。前後差別在於，Prince 一再表明，現行事業已無武裝，而主要是從事保全、物流及行銷布局與戰略諮詢。<text:line-break/><text:line-break/>Prince 的事業第二春，就在香港，2014年成立一間公司叫做 "先豐服務集團"（Frontier Services Group），核心工作就是為那些在全球動盪高風險地區營運的大企業，提供各項安保服務與工程建設及戰略諮詢；中國國企「中信集團」是其第三大股東，全面參與中國一帶一路的各種安全事項，包括安保、情蒐、人員培訓、風險評估與物流等等。<text:line-break/><text:line-break/>我能理解祖國為何會和這樣一個人合作，因為此人交遊廣闊，跨越各國，甚至同時與各敵對政權保持友好關係 (行走兩岸三地，各方奉若貴賓，便是一例)，就連 CIA 都得借重其在阿富汗當地的特殊人脈，執行軍事任務。<text:line-break/><text:line-break/>我不能理解的是，為何美國能夠允許他從事一些與美國既定政策背道而馳的任務？比方說參與一帶一路，比方說私運軍火給 (俄羅斯所支持的) 利比亞反對派 Khalifa Haftar 將軍。聯合國安理會所設置之 "利比亞武裝禁運小組" (UN Arms embargo on Libya) ，甚至在今年三月，對此發表一篇120多頁的調查報告，對Prince提出鉅細靡遺的犯罪指控：<text:line-break/><text:line-break/></text:span><text:a xlink:type="simple" xlink:href="https://bit.ly/3g7HeVW"><text:span text:style-name="T4">https://bit.ly/3g7HeVW</text:span></text:a><text:span text:style-name="T1"><text:line-break/><text:line-break/>最近，因為路透社的報導，很多人誤以為是 "黑水" 投資島內土產疫苗，其實不是，投資者是早在十多年前便已把 "黑水" 公司整個賣掉的Erik Prince。他在去年(2020年) 10月，在美國另外成立一間名叫 "Windward Wyoming" 的公司：<text:line-break/><text:line-break/></text:span><text:a xlink:type="simple" xlink:href="https://bit.ly/3gpsBMB"><text:span text:style-name="T4">https://bit.ly/3gpsBMB</text:span></text:a><text:span text:style-name="T1"><text:line-break/><text:line-break/>這間找不到更多資料的新公司，像個空殼子，到底是在幹啥的？實在令人費解。我想，它的真正公司名稱應該是 Windward Capital Management，網址是：<text:line-break/><text:line-break/></text:span><text:a xlink:type="simple" xlink:href="https://www.windwardcapital.com/"><text:span text:style-name="T4">https://www.windwardcapital.com/</text:span></text:a><text:span text:style-name="T1"><text:line-break/><text:line-break/>這間 "管理" 公司，看起來就很像Prince 的風格了。該公司表明： "專注於" 服務 "高端" 顧客，並強調 "一次只服務一位高端顧客"，幫忙打通政商任督二脈，排除風險，創造高利潤管道，提供安全管理與投資策略。<text:line-break/><text:line-break/>目前，它所 "專注服務" 的 "高端顧客"，不是高端疫苗公司，而是人渣黨所拼命護航的另一間生技公司，叫做 "聯合生物製藥"（簡稱聯生藥），隸屬台灣人在美國成立的聯亞生技集團（UBI）。Prince 的Windward Capital Management，透過聯亞生技集團在美國的另一子公司COVAXX (現在名稱為 Vaxxinity)，取得聯亞疫苗的 "全球銷售權"。<text:line-break/><text:line-break/>人渣黨不是每天都在抓中資嗎？在島內，只要不是綠的，誰敢跟中資或對岸稍微有關，誰就會被污名化而遭到打壓與攻擊。可是，這位黑水前老闆，就是中資大企業 "先豐服務集團" 的創立者兼副主席 (上上個月才辭職)，卻負責聯亞疫苗的全球銷售管道，人渣黨為何不去獵巫卻反而百般護航呢？<text:line-break/><text:line-break/>路透社的報導中提到，他們取得一些非公開性的文件和信件，包括黑水前老闆 Prince 遊說美國某位國會幕僚共同參與的一系列簡訊，簡訊日期是去年 (2020年) 十月底至十一月初之間。Prince 在簡訊裏頭強調，此一販售疫苗事業，利益龐大；甚至話講得很露骨，Prince 告訴對方說，"每打一針疫苗，就有抽取數美元佣金之空間。" ("There's room for a couple dollars per dose in commissions.")<text:line-break/><text:line-break/>路透社的獨家調查報導還提到，聯亞疫苗早在一期試驗根本都還沒開始進行時，聯亞生技集團於去年 (2020年) 年初在美國成立、黑水老闆也參與投資的子公司 Vaxxinity，就已如未卜先知般地預訂今年七月疫苗就能公開販售。此一時程，也就是人渣黨過去幾個月來所一再宣稱的日期；並以此為由，千方百計阻擋疫苗進口，任憑疫情無限擴散。<text:line-break/><text:line-break/>這意味著什麼呢？這意味著打從一開始，所謂疫情之爆發與土產疫苗之未試驗就先下千萬大單，以及將來準備強迫人民施打不合格疫苗等等瘋狂舉措與諸多 "巧合"，是不是其實就只是一場由美方所主導、由人渣黨所奉命執行、精心布局的謀財害命大戲？<text:line-break/><text:line-break/>我不是陰謀論者，對於捕風捉影的任何陰謀論，向來缺乏好感。問題是，難道這一連串事件全屬巧合？疫情很 "湊巧" 地突然爆發？所謂防疫，卻是毫無一絲理性地拒絕普篩，凡事被動且毫無作為，卻一味地瘋狂阻撓疫苗進口；去年年底原本就已能由東洋公司進口三千萬劑輝瑞BNT疫苗，竟也被迫棄單......無數瘋狂舉動，若非蓄意藉此圖利，並阻擋八月即將舉行之反萊豬與重啟核四等四項妨礙美方利益之公投(所謂綠能產業，是美方等外資吸血台灣的另一管道)，還能有什麼原因？  <text:line-break/><text:line-break/>還有很多骯髒事，礙於公私繁忙，個人時間極其有限，我就不多寫了。<text:line-break/><text:line-break/>必須聲明的是：高端疫苗公司背後有個言行華而不實的炒股家族，而且似乎根本無意於從事三期試驗，自然令人充滿疑慮。但是，我對聯合生技公司的專業能力卻毫無疑問。我並不反對發展本土疫苗。任何人或任何機構、任何黨派，從中投資做生意，乃至賺大錢，都是很正常的事，不會有人反對。<text:line-break/><text:line-break/>一家公司，一個政黨或政府，如果照規矩做事，我們怎麼會說它髒呢？問題是，這個人渣黨及其美國主子，卻是既謀財又害命。更精確地說，他們透過無數的謊言與政治操弄，千方百計阻擋疫苗進口，藉著疫情之擴散全島，從中謀取巨大黑心財，並且不斷恐嚇、威脅與攻擊，乃至於透過司法，鎮壓批評者或懷疑者。<text:line-break/><text:line-break/>今天，假若有個犯罪集團，透過壟斷某種物資，透過人命的傷亡來斂財，如此重大罪行，是不是應該繩之以法？是不是應該依法槍斃或坐穿牢底？然而，我們卻任由人渣黨橫行無阻，胡作非為。<text:line-break/><text:line-break/>我能想像許多歹徒或黑心商家，有可能為了謀財而害命，但我從未見過或聽過世界上有這樣一個所謂 "政府" 及政黨，竟然以全體人民的生命和健康為代價，百般阻撓救命疫苗，企圖從中圖利自己或他人。<text:line-break/><text:line-break/>我的結論是這樣：<text:line-break/><text:line-break/>台灣是美國藉以吸血撈錢、藉以仇中反華的殖民地，而人渣黨則是美國人所豢養的一頭貪婪無度的惡犬。當人民長期遭受生命財產之傷害及教育與思想之荼毒，我們應該認清，真正的作惡源頭是美國，美國才是島嶼一切痛苦的來源。<text:line-break/><text:line-break/>至於美國人養的狗，當然也很可恨。問題是，你罵狗也是白罵，狗哪會在乎你罵？更不會在乎什麼呼籲。這個人渣黨，每天就是撒謊，每天就是造謠，每天就是抹黑，每天就是鼓吹仇中反華，栽贓抹黑，你每天忙著一一去反駁，不累嗎？<text:line-break/><text:line-break/>簡單這麼說，狗根本不是一個有效的溝通對象，狗主人才是。狗再貪吃，再膽大包天，若無主子授意，不可能膽敢如此瘋狂作為，草菅人命。<text:line-break/><text:line-break/>問題是，溝通何用？世界上或歷史上哪個殖民政權會在乎被殖民者的生命與痛苦？當司法被控制，當媒體被完全壟斷，我不知道還能有什麼方法推翻這樣一個邪惡政權，更不用說擺脫殖民。<text:line-break/><text:line-break/>我們能做的，也許就是盡一己之力去反抗，雖然無從改變大局，但至少能為這島嶼保留一絲公義與一線光芒。畢竟，面對呼風喚雨的邪惡勢力，並不是所有人都會感到畏懼；面對各種權位利誘，也不是所有人都會被收買。邪不可能勝正，只要堅持良善與公義，我們總有擺脫黑暗的一天。</text:span></text:p>
      <text:p text:style-name="P2"><text:span text:style-name="T1">A Hsin   |  2021.06.09 17:07   |   </text:span><text:a xlink:type="simple" xlink:href="http://palinfo.habago.org/Entry?Command=Information_PrintForum#FORUM40706"><text:span text:style-name="T2">#</text:span></text:a></text:p>
      <text:p text:style-name="P3"><text:a xlink:type="simple" xlink:href="https://www.youtube.com/watch?v=EdhoEFbghGI"><text:span text:style-name="T4">https://www.youtube.com/watch?v=EdhoEFbghGI</text:span></text:a><text:span text:style-name="T1"><text:line-break/><text:line-break/>主持人：「日本明明有多的AZ，為什麼只給台灣124萬AZ。」<text:line-break/><text:line-break/>日本參議員佐藤正久:「台灣本身的感染者的數字最多的時候也大約700或500，<text:line-break/>傳染的範圍並沒有遍及整個台灣而是以台北市和新北市為中心因此並不是那麼吃緊，<text:line-break/>再加上AZ疫苗也預計在六月份進來200萬劑，<text:line-break/>而台灣製的疫苗也從七月份起兩家公司準備一次1000萬劑，<text:line-break/>所以按照計畫來看總共會有2000萬劑的疫苗，<text:line-break/>【於是只需要應急的100萬劑的數量，這就是當初的訊息。】」</text:span></text:p>
      <text:p text:style-name="P2"><text:span text:style-name="T1">許世勤   |  2021.06.09 09:04   |   </text:span><text:a xlink:type="simple" xlink:href="http://palinfo.habago.org/Entry?Command=Information_PrintForum#FORUM40704"><text:span text:style-name="T2">#</text:span></text:a></text:p>
      <text:p text:style-name="P3"><text:span text:style-name="T1">聯亞UB-612已完成一期試驗，受試者60人，在中國醫藥大學進行。試驗編號NCT04545749，於上個月5/24完成臨床一期試驗，確認疫苗的安全性。目前數據尚未公開。<text:line-break/><text:line-break/>二期試驗編號NCT04773067，預計招募受試者3750人，在台灣北中南各大醫學中心進行。預計於本月6/30完成臨床二期試驗。雙盲試驗，分為安慰劑與兩種不同劑量組，測試人體耐受力、免疫誘發能力、安全性。<text:line-break/><text:line-break/>另外該品項二/三期試驗編號NCT04683224，預計今年底12/24完成。雙盲試驗，主要測試疫苗的有效性，但尚未進行受試者招募。<text:line-break/><text:line-break/>可見這支疫苗已經提出三期計畫書，就時間上來看，根本不可能於七月進行施打。比起某股價很高端的疫苗，他們根本連三期計畫書都沒有送審，貌似根本不打算做三期。這裡面是不是有官商勾結，有待查證，只能確定這個政府正在拿疫苗作為政治工具。<text:line-break/><text:line-break/>陳培哲院士是個值得信賴的學者，我今年有幸一篇剛發表的研究跟他成為共同作者。作為科學家應有的良心，陳培哲只是說出基本的科學倫理與事實，甚至因此請辭疫苗審查委員。人渣黨1450以及打手媒體如三立，卻如同預期般展開了認知作戰，對院士進行人格毀滅。至於某周姓名嘴「又」能得到消息「爆料」，這裡面顯然又有某種違反倫理的情節發生。違反倫理的不是陳培哲，而是某爆料者。<text:line-break/><text:line-break/>相關新聞請見:</text:span><text:a xlink:type="simple" xlink:href="https://udn.com/news/story/122190/5515660"><text:span text:style-name="T4">https://udn.com/news/story/122190/5515660</text:span></text:a><text:span text:style-name="T1"><text:line-break/><text:line-break/>有關聯亞UB-612的臨床試驗進度：<text:line-break/></text:span><text:a xlink:type="simple" xlink:href="https://covid19.trackvaccines.org/vaccines/43/"><text:span text:style-name="T4">https://covid19.trackvaccines.org/vaccines/43/</text:span></text:a><text:span text:style-name="T1"><text:line-break/>高端MVC-CoV1901試驗進度：<text:line-break/></text:span><text:a xlink:type="simple" xlink:href="https://covid19.trackvaccines.org/vaccines/24/"><text:span text:style-name="T4">https://covid19.trackvaccines.org/vaccines/24/</text:span></text:a></text:p>
      <text:p text:style-name="P2"><text:span text:style-name="T1">陳真   |  2021.06.09 02:08   |   </text:span><text:a xlink:type="simple" xlink:href="http://palinfo.habago.org/Entry?Command=Information_PrintForum#FORUM40703"><text:span text:style-name="T2">#</text:span></text:a></text:p>
      <text:p text:style-name="P3"><text:span text:style-name="T1">Akan，跟你無關啊，是跟路透社那新聞有關。不過，基本上是我自己的問題，看太快，以為是台灣藥廠和黑水合作，其實是和黑水的前老闆 Erik Prince 於去年才剛成立的另一間公司合作。<text:line-break/><text:line-break/>當然，這裏頭仍然有一些問題，以後有空再寫。<text:line-break/><text:line-break/>剛剛看到 "幸澄 " 貼的那段視頻：<text:line-break/><text:line-break/></text:span><text:a xlink:type="simple" xlink:href="https://bit.ly/2T5S8SS"><text:span text:style-name="T4">https://bit.ly/2T5S8SS</text:span></text:a><text:span text:style-name="T1"><text:line-break/><text:line-break/>我快轉聽了一兩分鐘，這純粹就是危言聳聽。你看，視頻底下還寫著：<text:line-break/><text:line-break/>"重磅黑幕！台湾3860人被用于活体实验！路透社独家:臭名昭著美国黑水公司创始人普林斯参与新冠疫苗COVAXX研发分销！不受国际体系和政府监管的公司在台湾进行真人活体实验！"<text:line-break/><text:line-break/>這個就是在鬼扯蛋。這些試驗不做活體實驗，難道是要做死人實驗？這些試驗當然是公開合法進行，不是什麼不受監管的什麼祕密實驗。這樣胡說八道有何意義可言？<text:line-break/><text:line-break/>視頻中那位老兄，甚至還說這些疫苗試驗是要透過研究台灣人的基因，以製作基因武器來毀滅整個中國人。真的是胡說八道一通。<text:line-break/><text:line-break/>我覺得，講話還是應該要有點基本常識才好，如果只會鬼扯瞎掰，那不就跟人渣黨一樣了？<text:line-break/><text:line-break/>其它的，以後再說。</text:span></text:p>
      <text:p text:style-name="P2"><text:span text:style-name="T1">Akan   |  2021.06.09 00:24   |   </text:span><text:a xlink:type="simple" xlink:href="http://palinfo.habago.org/Entry?Command=Information_PrintForum#FORUM40702"><text:span text:style-name="T2">#</text:span></text:a></text:p>
      <text:p text:style-name="P4"><text:span text:style-name="T1">陳醫師，不好意思給您添亂了，還請多多保重...</text:span></text:p>
      <text:p text:style-name="P2"><text:span text:style-name="T1">陳真   |  2021.06.08 23:37   |   </text:span><text:a xlink:type="simple" xlink:href="http://palinfo.habago.org/Entry?Command=Information_PrintForum#FORUM40701"><text:span text:style-name="T2">#</text:span></text:a></text:p>
      <text:p text:style-name="P3"><text:span text:style-name="T1">我被路透社的那則新聞誤導了。我上一則留言寫的是錯的。不管是高端或聯亞，都跟黑水無關。<text:line-break/><text:line-break/>我再找時間寫。每天忙到爆。一天很難有三、五分鐘的空檔。</text:span></text:p>
      <text:p text:style-name="P2"><text:span text:style-name="T1">陳真   |  2021.06.07 17:01   |   </text:span><text:a xlink:type="simple" xlink:href="http://palinfo.habago.org/Entry?Command=Information_PrintForum&amp;iPage=1#FORUM40700"><text:span text:style-name="T2">#</text:span></text:a></text:p>
      <text:p text:style-name="P3"><text:span text:style-name="T1">人渣黨和美國的邪惡，真的是永遠都能遠遠超乎我們的想像，我們永遠都不可能事先預料到這群惡魔泯滅人性的程度。人渣黨千方百計阻擋疫苗，竟然和這個全世界最邪惡最血腥的戰爭公司有關。這些台奸、漢奸，真的是毫無人性，為了私利和權力，喪心病狂到這種地步！<text:line-break/><text:line-break/>殺人魔黑水公司的事，我有時間再寫。</text:span></text:p>
      <text:p text:style-name="P2"><text:span text:style-name="T1">幸澄   |  2021.06.07 11:17   |   </text:span><text:a xlink:type="simple" xlink:href="http://palinfo.habago.org/Entry?Command=Information_PrintForum&amp;iPage=1#FORUM40699"><text:span text:style-name="T2">#</text:span></text:a></text:p>
      <text:p text:style-name="P5"><text:a xlink:type="simple" xlink:href="https://bit.ly/2T5S8SS"><text:span text:style-name="T5">https://bit.ly/2T5S8SS</text:span></text:a><text:span text:style-name="T1"><text:line-break/><text:line-break/>台湾3860人被用于活体实验！路透社独家:臭名昭著美国黑水公司创始人普林斯参与新冠疫苗COVAXX研发分销！</text:span></text:p>
      <text:p text:style-name="P2"><text:span text:style-name="T1">Akan   |  2021.06.07 11:08   |   </text:span><text:a xlink:type="simple" xlink:href="http://palinfo.habago.org/Entry?Command=Information_PrintForum&amp;iPage=1#FORUM40698"><text:span text:style-name="T2">#</text:span></text:a></text:p>
      <text:p text:style-name="P3"><text:span text:style-name="T1">現在看來高端只是個幌子..雷倩6/05在寰宇全視界也提到這件事....看水多深多黑暗就好~<text:line-break/><text:line-break/>美國黑水保全的創辦人Prince<text:line-break/>投資新冠疫苗<text:line-break/>在臺灣進行人體實驗<text:line-break/>Prince 是川普政府教育部DeVos的弟弟<text:line-break/>DeVos的丈夫家擁有安麗集團<text:line-break/>UB-612就是聯亞疫苗<text:line-break/>COVAXX聯亞子公司<text:line-break/>也就是UBI的子公司<text:line-break/>所以萊婆是在為美國這個股東護航<text:line-break/>強推聯亞<text:line-break/>高端只是放在前面的幌子<text:line-break/>聯亞生技其實是一家美國控股的公司<text:line-break/>【聯亞生技（United Biomedical, Inc.,Asia），全名「聯亞生技開發股份有限公司」，為美國聯合生物醫學公司（United Biomedical,Inc.,UBI）於1998年10月1日在台灣成立之生物製藥公司。也是UBI集團在亞太的營運中心，從事研發、製造及銷售人用與動物用之免疫治療、疫苗及檢驗試劑等創新生物製品。】<text:line-break/><text:line-break/></text:span><text:a xlink:type="simple" xlink:href="https://reut.rs/3gkMeW0"><text:span text:style-name="T6">https://reut.rs/3gkMeW0</text:span></text:a><text:span text:style-name="T1"><text:line-break/><text:line-break/></text:span><text:a xlink:type="simple" xlink:href="https://prn.to/3g3S1jL"><text:span text:style-name="T6">https://prn.to/3g3S1jL</text:span></text:a></text:p>
      <text:p text:style-name="P2"><text:span text:style-name="T1">許世勤   |  2021.06.07 09:04   |   </text:span><text:a xlink:type="simple" xlink:href="http://palinfo.habago.org/Entry?Command=Information_PrintForum&amp;iPage=1#FORUM40697"><text:span text:style-name="T2">#</text:span></text:a></text:p>
      <text:p text:style-name="P4"><text:span text:style-name="T1">我太太由於醫療從業人員的背景，被安排打了第一劑的AZ疫苗。這支疫苗利用腺病毒作為載體表現冠狀病毒的疾蛋白，雖然可以藉此表現抗原誘發免疫反應，但是副作用很大。她早上打了疫苗後，當天晚上便全身無力、畏寒、肌肉痠痛，甚至發燒。最近台灣出現第一起施打AZ疫苗引發血栓的案例，患者花了七十萬元才保住一命。我過去生化所學弟的太太是做臨床研究助理的工作，直言AZ的不良反應率及發生輕度血栓的比例其實比檯面上所報導的還高。當人民被迫只能選擇施打AZ疫苗的時候，政府沒有任何配套措施，只有一句「是人都有生老病死」，這是一個衛福部長該講出口的話嗎？對於資源豐富的人來說，七十萬元保一條小命不成問題，但對多數的家庭來說，卻是沉重的負擔。這個政府，聽見人民正在哭泣嗎？<text:line-break/><text:line-break/>高端疫苗利用施打重組蛋白作為抗原，理論上不會有太大的危險，但利用重組蛋白能否有效誘發得以對抗各式變種病毒的抗體則不無疑問。病毒表面的棘蛋白具有多變異的醣基化修飾，一旦抗體不能辨識變異後的醣基，這個疫苗等於無效。目前台灣流行的病毒株是英國變異株B.1.1.7，不知道高端設計的棘蛋白是利用哪一種病毒株作為模板？又利用了什麼類型的細胞生產蛋白？找出有效的小分子藥物治療新冠病毒感染，仍舊是必要的。台大葉秀慧老師團隊，便提出利用病毒棘蛋白furin位點作為靶點設計藥物，我想應該是可行的。</text:span></text:p>
      <text:p text:style-name="P2"><text:span text:style-name="T1">陳真   |  2021.06.06 22:15   |   </text:span><text:a xlink:type="simple" xlink:href="http://palinfo.habago.org/Entry?Command=Information_PrintForum&amp;iPage=1#FORUM40696"><text:span text:style-name="T2">#</text:span></text:a></text:p>
      <text:p text:style-name="P3"><text:span text:style-name="T1">台灣人真要坐以待斃？(九)：炒股話術與詐術<text:line-break/><text:line-break/>陳真<text:line-break/><text:line-break/>2021. 06. 06.<text:line-break/><text:line-break/>這篇是沿續 "台灣人真要坐以待斃？(八)：鬼扯無下限"：<text:line-break/><text:line-break/></text:span><text:a xlink:type="simple" xlink:href="https://bit.ly/2T5p4uU"><text:span text:style-name="T4">https://bit.ly/2T5p4uU</text:span></text:a><text:span text:style-name="T1"><text:line-break/><text:line-break/>前文提到：<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line-break/><text:line-break/>但是你看，很無恥吧！金管會不但不去嚴懲違法亂紀的炒股話術與詐術，檢調單位不去調查 "連二期都未解盲就先下千萬劑大單" 的荒謬採購行徑，近日卻反而對社會大眾發出恫嚇，一方面說要抓股市禿鷹，一方面不准大家再批評或質疑這間 "高端疫苗公司" 與人渣黨之荒誕採購行徑，否則就要移送法辦，因為人渣黨的頭子已經定調且下令了，強調絕無非法情事，不准大家再批評或懷疑，否則就是 "蓄意抹煞疫苗研究人員的辛苦"。<text:line-break/><text:line-break/>他媽的真是有夠無恥。我去查了一下資料，這間公司既無權證，亦無融券，若真有人想要放空，技術上恐怕很難，只能四處去向人借股票來賣，這樣一種微不足道的人工借券方式，能起得了多大的放空效果？會有這麼笨的股市禿鷹嗎？<text:line-break/><text:line-break/>前文提到各種炒股話術。當然，我指的是高端疫苗公司董事長家族過去在"基亞" (高端疫苗之母公司)之炒股話術與詐術，而非指高端疫苗公司。問題是，這個炒股家族，過去若有如此惡劣行徑，為何一個所謂 "政府" 卻硬要以全民性命與健康為代價，千方百計阻撓疫苗進口，千方百計就是要非法圖利與護航這樣一間私人家族生技公司？<text:line-break/><text:line-break/>底下是高端疫苗公司的董監事與大股東，你去查一下就知道，它事實上就是一個家族企業。以其最保守的家族持股比例來計算，獲利兩百億以上：<text:line-break/><text:line-break/></text:span><text:a xlink:type="simple" xlink:href="https://bit.ly/3fA4Hi8"><text:span text:style-name="T4">https://bit.ly/3fA4Hi8</text:span></text:a><text:span text:style-name="T1">  <text:line-break/><text:line-break/>至於當年基亞的炒股話術約略可以歸納如下：<text:line-break/><text:line-break/>一，以純粹假設性的幻想或想像或願望來混淆基本事實。<text:line-break/><text:line-break/>比方說，在毫無根據的情況下，以某種純粹幻想性的假設前提，告訴大家一種極端罕見的結果，讓不懂的人以為這個可能性乃是真實存在的。<text:line-break/><text:line-break/>這就好像一個國中一年級學生說："如果" 我這次期中考能夠考一百分的話，我 "不排除" 直接申請劍橋大學研究所；我的競爭對手其實就是愛因斯坦，如果我將來提出的理論能夠證實的話，獲得一點五個諾貝爾獎不是不可能。<text:line-break/><text:line-break/>二，刻意混淆風馬牛不相干的兩種概念，欺騙外行人。<text:line-break/><text:line-break/>比方說，故意把孤兒藥資格的認定和三期試驗混淆。兩個根本不相干的概念，透過話術，刻意混淆視聽，讓缺乏相關醫藥知識的一般投資人，誤以為獲得孤兒藥資格就等同於獲得藥證，等同於 "跳級" 過關，無須再做三期試驗。<text:line-break/><text:line-break/>三，報喜不報憂。<text:line-break/><text:line-break/>基亞公司於2010年便已向美國FDA申請三期試驗，但始終沒有下文，但公司卻故意隱而不宣，反而拼命渲染純屬幻想的跳級申請藥證之假象。<text:line-break/><text:line-break/>這就好像有人說："我已經收到通知，下個月就要去英國了，我已經向劍橋大學提出入學申請。" 聽到這些話的人會以為對方下個月就要去留學了，其實他是收到旅行社的通知，下個月要去英國玩一星期。他確實提出入學申請了，但根本沒有獲准，他卻故意不說壞消息，反倒刻意混淆不相干的兩件事，讓人產生錯誤聯想與誤解。<text:line-break/><text:line-break/>四，把極端狀況渲染成可能狀況。<text:line-break/><text:line-break/>確實有些人國中畢業就直接念研究所或上大學，但那畢竟是極少數。同樣地，確實曾經有些公司的藥物，未經三期完成就跳級申請藥證，但是那畢竟是極端狀況下或緊急狀況下的極少數個案。<text:line-break/><text:line-break/>五，誇大其詞無極限<text:line-break/><text:line-break/>比方說，把自己二期都還在收案、八字都還沒一撇的新藥，故意說成是和某個已上市的世界主流治療藥物之間的一種競爭(事實上，兩者之藥物地位高下，相差幾萬光年)，並進一步無限誇大為所謂 "全球六成的市佔率"。<text:line-break/><text:line-break/>這就比方說，我正在研發一種新藥，可以治療腦殘。我並荒唐自誇說，和我競爭市場的是某個世界一流藥物。但是，套句陳建仁的話術，我的"研究設計十分完善"，"執行非常嚴謹"，如果成效顯著，我將能打敗這個世界第一的藥物，屆時，我的腦殘藥物之全球市佔率將高達九成。<text:line-break/><text:line-break/>你若不信，質問我憑什麼能預測將有全球九成的市佔率，套句基亞當年的回覆：那是因為全球腦殘病患有九成以上集中在台灣。<text:line-break/><text:line-break/>問題是，如果你連歐、美的三期試驗都沒有獲准進行，憑什麼就能吹牛吹到如此遙遠的 "未來全球展望"？並且完全脫離現實地無限誇大所謂 "收益展望"，瘋狂灌水。<text:line-break/><text:line-break/>六，炒股大軍聯手出擊<text:line-break/><text:line-break/>以上這些話術，當然都不是僅僅依靠某個個人或公司本身，而是有一大群炒股大軍，裏應外合，共同吹捧，包括各路財團、金主、媒體、名嘴、各路 "學界友人" 與結盟公司等等等。<text:line-break/><text:line-break/>例如，最近跳出來瘋狂痛罵那些批評人渣黨之疫苗政策者乃是"品性不端之中共犬馬" 的聯電榮譽董事長曹興誠，其所屬的 "聯電" 旗下之創投公司，當初就是基亞的所謂 "策略投資夥伴"，也就是藉用聯電名號，進行股價護航。<text:line-break/><text:line-break/>至於 "基亞" 或 "高端疫苗" 這個炒股家族本身，更是養了一批股市高手，精於 "投資"，曾經成立一家叫做 "云辰" 的公司，也是把股票從二十幾元炒到兩百元，賺翻了，結果卻傳出內線交易，後來雖然獲判無罪，但是害死不少傻蛋散戶。<text:line-break/><text:line-break/>從云辰到基亞，從基亞到高端疫苗，類似的事情不斷重演，如果這不叫做炒股，什麼是炒股？<text:line-break/><text:line-break/>七，各位鄉親，以上都還只是話術，但是最厲害的卻是詐術。詐術之一就是左手賣右手，然後右手再賣左手，讓不明就裏的社會大眾誤以為此家公司的新藥竟然如此搶手，連外國公司都來爭相搶購，於是就趕緊衝進去買股票。<text:line-break/><text:line-break/>簡單說，自己在海外另外投入一間 "外國公司"，讓人誤以為是一間 "外國生技公司"，其實就是自己啦，一人扮雙角，左手高價賣右手，然後右手再用更高的價格賣給左手。傻瓜們一看，哇！不得了，台灣之光！連 "外國人" 都願意用幾百億來買這個八字都還沒一撇的新藥，於是大家就爭相衝進去買股票，結果就上當了。<text:line-break/><text:line-break/>事實上，哪來什麼外國公司？而是一人分飾兩角，把股價炒到比天高，直到最後牛皮拆穿，一連19根跌停板，害死無數單純的散戶。<text:line-break/><text:line-break/>我老家就住在台南新町(過去台灣著名的紅燈區，全盛時期有上百家妓院)，整條街有各種江湖賣藝、賣藥或拍賣大會。我念小學與國中時，每天都會去看 "表演"，所以很清楚那些 "爭相搶購" 的所謂 "顧客"，其實根本就是老闆的員工或親友，或是花錢找來的，製造 "爭相搶購" 的假象與口碑，欺騙不知情的圍觀者也趕緊搶購。<text:line-break/><text:line-break/>聽不懂的，請直接看 "今周刊" 當年第921期 (2014. 08. 14. )的報導如下：<text:line-break/><text:line-break/></text:span><text:a xlink:type="simple" xlink:href="https://bit.ly/3vJzhvu"><text:span text:style-name="T4">https://bit.ly/3vJzhvu</text:span></text:a><text:span text:style-name="T1"> <text:line-break/><text:line-break/>我把原文附於文末，但我貼不出圖片，所以請參看原始網址比較清楚。<text:line-break/><text:line-break/>對於這些話術與詐術，我所要指控的並不是法律上的意義，畢竟我不知道搞這麼一堆唬人手段到底是合法或非法？我要指控的是道德上和實際是非善惡方面的問題。如果這一切不叫做話術與詐術，那我不知道語言與行為到底還有多少足以信任的基本成份？一般人又如何可能面對撲天蓋地的欺騙與操弄？<text:line-break/><text:line-break/>===================<text:line-break/><text:line-break/>基亞股價「氣爆」 幕後真相公開 <text:line-break/><text:line-break/>基亞風暴中，又以聯電旗下迅捷創投大動作入股基亞疫苗，格外引人矚目。賴筱凡焦點新聞<text:line-break/><text:line-break/>"今周刊" 921期<text:line-break/><text:line-break/>2014-08-14 <text:line-break/><text:line-break/>一顆還未取得藥證的肝癌藥，竟吸引超過600億元資金瘋狂追逐； 然而，一份「期中分析」報告，一針刺破這場台灣生技大夢，從此，連續12根跌停板， 終結了這場各方人馬穿梭其中的大戲。<text:line-break/><text:line-break/>《今周刊》抽絲剝繭，揭露基亞話術背後的真相。一份在七月二十八日半夜悄悄發布的肝癌新藥PI-88三期試驗「期中分析」報告，數字不如預期的結果，卻引爆台灣生技業的大「核爆」，不只基亞連續十二個交易日都跌停鎖死，市值蒸發超過三百億元，其他生技股也跟著被拖累。<text:line-break/><text:line-break/>八月七日，也是基亞連續苦吞九根跌停之後，基亞董事長張世忠選在台北南港辦公室，找了媒體私下會面，就為了宣布重要訊息：基亞旗下子公司基亞疫苗決定引進策略性投資人，而這個策略投資人正是聯電持股三四％的迅捷投資公司。<text:line-break/><text:line-break/>消息一出，市場一片譁然。引人關注的不只入股時間點敏感，溢價幅度也驚人。由於基亞疫苗甫於六月十八日以每股十八元進行現增，相隔僅五十天，迅捷便以每股三十元取得基亞疫苗八％股權，溢價幅度高達六七％。<text:line-break/><text:line-break/>當晚，台灣資本市場傳言四起，聯電此舉到底為誰解套？才會選在基亞最危難的時刻，挺身表態支持，希望用利多消息來強化投資人對基亞的信心，外界都很好奇。<text:line-break/><text:line-break/>對此，聯電相關人士一口咬定，純粹只是看好蛋白質疫苗前景，才會投資。<text:line-break/><text:line-break/>事情演變至此，基亞風暴的受關注程度，被推上了最高點。股市各方勢力覬覦，再搭上澳洲國際藥廠與名醫光環，居然吹出基亞多達六百億元的大泡泡，到底基亞是怎麼樣的一家公司？PI-88又是怎麼樣的一顆藥？故事得從澳洲藥廠普基（Progen）開始說起。<text:line-break/><text:line-break/>一直以來，基亞手上的肝癌新藥PI-88，技術母公司源自於普基。多數投資人以為，普基是澳洲、美國都有掛牌的上市公司；然而，普基卻是不折不扣的台灣公司，不只一手操刀普基轉型的是台灣人，攤開普基前三十名大股東名單，超過半數股權也都由台灣人所持有。<text:line-break/><text:line-break/>疑點一：與澳洲買家關係？兩公司交叉持股 張世忠還當過普基董事<text:line-break/><text:line-break/>普基原本是一家工業上市公司，後來被旅澳華僑張榮基與當地台灣人合資買下，將普基轉型成為新藥公司。當時，普基最重要的產品就是自澳洲國家醫學院技轉來的一款新藥，也就是後來基亞的肝癌新藥PI-88。<text:line-break/><text:line-break/>由於新藥開發耗資費時，當時PI-88才剛展開一期臨床試驗，亟需人力、資金，張榮基遂返台募資、找人，才與云辰董事長張姿玲夫婦一拍即合；不只找來大同、力麗、幸福水泥一起投資六．五億元，張姿玲還說服原是慈濟大學醫學系系主任的哥哥張世忠加入。<text:line-break/><text:line-break/>普基將PI-88專利賣給基亞，轉由基亞負責進行PI-88二期臨床試驗，並以此換得基亞二○％股權；另外，若試驗成功，基亞可享有PI-88銷售的一五％權利金，基亞也以策略結盟的方式，成了普基最大股東，持有超過一三％股權。<text:line-break/><text:line-break/>按照交叉持股的情況來說，普基與基亞算是母子公司，兩家公司董事長同為張榮基，張世忠甚至還出任普基董事。直到2002年，基亞準備登錄興櫃，基於利益迴避原則，張榮基辭去基亞董座，一度還請來海基會前董事長江丙坤短暫出任董事長，最後才由張世忠接手。<text:line-break/><text:line-break/>隨著基亞二期臨床試驗耗時多年，張世忠對外也鮮少再主動揭露這段歷史，但這段期間，普基一直是持有基亞兩成股權的大股東，而張世忠也出任普基董事。<text:line-break/><text:line-break/>2007年，基亞完成二期臨床試驗，普基決議以十億元買回PI-88專利權，自行完成三期臨床試驗，並出清手上基亞持股，張世忠才辭任普基董事與經理人，基亞持有的普基持股也降到只剩二．○三％，並保有未來PI-88上市銷售的一五％權利金。<text:line-break/><text:line-break/>光靠這筆交易，就讓基亞在興櫃疲弱不振的股價，短短兩個月內，從二十元急漲到七十二元，讓投資基亞多年卻看不到成績單的股東們，以為真的盼到春天來臨。 原來，澳洲買家是「自己人」。<text:line-break/><text:line-break/>基亞、普基交叉持股、專利權交易歷程(見圖表)  <text:line-break/><text:line-break/>疑點二：新藥能賣到全球？臨床只做台、中、韓 進不了歐美<text:line-break/><text:line-break/>若你以為基亞與普基的關係，到這裡雙方各取所需就畫下句點，那可就錯了！由於普基三期臨床試驗進行不如預期，病患收案進度大幅落後，逼得基亞不得不要求普基將PI-88三期試驗交由基亞完成。至此，基亞才又重新拿回PI-88主導權，張世忠還對外宣稱，「普基是以嫁女兒的心境，深信基亞會是PI-88的最好歸宿」。<text:line-break/><text:line-break/>兜了一大圈，從澳洲、台灣，澳洲又回到台灣，外界看似遠在澳洲的專利買家，其實都是關係深厚的自家人。<text:line-break/><text:line-break/>基亞股價最高漲到四七九元，最重要、也是唯一的核心價值就在於肝癌新藥PI-88。儘管張世忠從普基拿回專利後，宣稱基亞將握有更完整權利，可在全球進行三期臨床試驗；但開發了四年，基亞只拿到台灣、中國和韓國三地區的三期臨床試驗核准。<text:line-break/><text:line-break/>新藥研發最關鍵、被視為全球藥證指標的美國食品暨藥物管理局（ＦＤＡ），卻只見基亞於2010年提出申請，遲遲未見核准三期臨床試驗下文。對此，基亞財務長歐朝銓澄清，「基亞確實有向美國ＦＤＡ遞件，但考量歐美人種不同，故轉為聚焦亞洲市場。」<text:line-break/><text:line-break/>基亞對外宣稱「PI-88在2012年獲得美國ＦＤＡ孤兒藥資格認定」，可是生技業內重量級大老炮轟：「有孤兒藥資格與核准做三期臨床，根本是風馬牛不相及的兩件事！」<text:line-break/><text:line-break/>歐朝銓解釋，基亞從未宣稱取得孤兒藥資格就等於三期臨床試驗核准，若造成投資人誤解，未來針對訊息揭露會有調整空間。但一般人不易辨別兩者差異，許多投資人誤以為，基亞手上已經握有全球藥證的入場券，甚至還估計這顆藥的「全球市場價值」。<text:line-break/><text:line-break/>疑點三：誇大新藥收益？即使拿到藥證 後續投入的資金更多<text:line-break/><text:line-break/>張世忠還屢屢拿德國藥廠拜耳手上的肝癌標靶用藥蕾莎瓦（Nexavar）做對比，點名PI-88的最大競爭對手就是蕾莎瓦。然而，台灣工銀投顧協理羅敏菁就指出，「蕾莎瓦在2007年就拿到美國ＦＤＡ與歐盟藥證，還在全球銷售，用途是末期肝癌殺掉癌細胞的標靶藥物。」可是，不僅美國ＦＤＡ、歐盟尚未核准PI-88三期臨床試驗；就連PI-88的用途也是在於肝癌術後預防復發的藥物，屬於「輔助藥物」，根本無法與蕾莎瓦相提並論，羅敏菁更用「完全是不同跑道的兩種藥」來形容。<text:line-break/><text:line-break/>「拿蕾莎瓦的價格、市場來推估基亞，根本是誇大了好幾倍。」追蹤生技業多年的分析師說，電視上的投顧老師不斷用蕾莎瓦來對比PI-88，還說如果一顆蕾莎瓦健保藥價高達一千多元，一個月用藥就要三十萬元，全球七十萬名肝癌病人，只要PI-88拿下一成市場，以每年病人用藥費用約五十萬元來推估，一年就有350億元的營收。<text:line-break/><text:line-break/>「這種說法根本不負責任，即使明天就發藥證給基亞，再給它三年時間，稅後ＥＰＳ（每股純益）也賺不到三元。」生技業內重量級大老不諱言，三期臨床試驗完成、拿到藥證後，上市銷售的行銷費用要花的錢更多，絕非拿到藥證就等著收錢。 <text:line-break/><text:line-break/>疑點四：期中分析一定過？想抄捷徑拿藥證 卻低估分析難度<text:line-break/><text:line-break/>面對此一質疑，歐朝銓喊冤，生技新藥研發風險大，股價波動也高，著實無從針對每位投顧老師的說法澄清。<text:line-break/><text:line-break/>這兩年，基亞與張世忠家族大幅買進普基股權，看準的就是PI-88若能成功上市，普基將分得六％至一二％的權利金，市值卻僅一千一百萬美元，對比基亞市值高達六百億元，顯然不相對稱。<text:line-break/><text:line-break/>至於這次讓基亞泡沫「爆破」的主因──也就是難看的「期中報告」成績，某位生技業重量級大老直言，「基亞股價漲到四百元、市值膨脹到六百億元，公司迫不及待做『期中分析』，想告訴大家，如果期中分析數字很漂亮，基亞不用做完三期臨床，就能直接拿著『期中』數字去申請藥證；但他沒告訴投資人的是，全球靠著期中分析就拿到藥證的公司，可能五根手指就數得完。」<text:line-break/><text:line-break/>「誇大」話術成了裹著蜜的劍，張世忠的醫師專業背景又加深了投資人的信賴，搭配股市大戶的「全力支持」與投顧名嘴的「大力喊盤」，讓基亞股價直奔四七九元。直到「期中分析」放榜的當天，多數人都還深信著，基亞新藥夢實現的那天會到來，而且會更早到來。<text:line-break/><text:line-break/>只是，他們沒料到的是，「期中分析」數據完全低於預期，基亞股價提前宣布「氣爆」。當國王的新衣褪去，再度印證股市裡血淋淋的一面：沒有基本面支撐的公司，終究難逃市場長期的檢驗。 「期中分析」沒過該怎麼辦？ <text:line-break/><text:line-break/>這次的基亞三期臨床試驗「期中分析」未過關，就像一個學生只考了59分，按照新藥臨床試驗規定，未來基亞「期末分析」要過關，不只要考60分，還要比60分更好，達到期中數值的兩倍才算過關，因此PI-88在期末分析要順利過關的難度更高了。<text:line-break/><text:line-break/>揭開基亞漂亮話術 背後的祕密──基亞遭外界質疑的言論與說明。<text:line-break/><text:line-break/>基亞董事長張世忠曾私下對媒體坦誠，因為過度樂觀的個性，經常把話「講過頭」。 <text:line-break/><text:line-break/>遭質疑言論1<text:line-break/><text:line-break/>為何已向FDA申請三期試驗，卻不說是否核准？<text:line-break/><text:line-break/>基亞於2010年8月向美國FDA提出PI-88抗肝癌第三期全球臨床試驗的申請，卻未有下文說明是否通過。<text:line-break/><text:line-break/>基亞說明<text:line-break/><text:line-break/>確實有向美國FDA申請三期臨床試驗，但考量歐美人種不同，加上八成肝癌病患集中於亞洲，因為公司策略轉向聚焦亞洲臨床試驗，遂無再更新進度。<text:line-break/><text:line-break/>遭質疑言論2<text:line-break/><text:line-break/>為何聲稱與普基非關係人，卻持股普基近３成？<text:line-break/><text:line-break/>早期張世忠曾出任普基董事，雙方並交叉持股。後來基亞掛牌時，稱雙方非關係人，2013年基亞卻持股普基近３成。<text:line-break/><text:line-break/>基亞說明<text:line-break/><text:line-break/>目前基亞確實持有普基３成股權，但係因考量PI-88三期試驗即將完成，普基將為基亞生產PI-88，因而參與普基增資。<text:line-break/><text:line-break/>遭質疑言論3<text:line-break/><text:line-break/>為何取得歐、美孤兒藥資格，卻不說三期試驗未核准？<text:line-break/><text:line-break/>基亞於2010年6月與2012年4月，分別獲得歐盟與美國FDA孤兒藥資格認定，但取得孤兒藥資格仍須進行三期臨床試驗，基亞未提及歐美三期臨床試驗仍未獲准。<text:line-break/><text:line-break/>基亞說明<text:line-break/><text:line-break/>取得孤兒藥資格確實不等於獲得三期臨床試驗核准，這部分資訊未來會再揭露得更完整。<text:line-break/><text:line-break/>遭質疑言論4<text:line-break/><text:line-break/>為何敢說全球市占率可達６成？<text:line-break/><text:line-break/>基亞稱PI-88最大競爭者來自拜耳藥廠蕾莎瓦，因此，全球市場規模，每年達19億美元，預估市占率達6成。但蕾莎瓦已取得歐盟與美國FDA藥證，並在全球90多個國家核准上市，而PI-88只獲台、韓、中國核准三期臨床試驗。<text:line-break/><text:line-break/>基亞說明<text:line-break/><text:line-break/>基亞握有PI-88全球銷售權，目前三期臨床試驗確實聚焦於亞洲市場；惟全球八成肝癌病患集中於亞洲，因此初估將可涵蓋大部分市場，未來歐美部分將採取授權方式。<text:line-break/><text:line-break/>遭質疑言論5<text:line-break/><text:line-break/>為何才剛收完病人，一年就能拿藥證？<text:line-break/><text:line-break/>基亞去年底對外公告，已達成預定500名病人收案目標，如試驗結果符合預期，最快將於2014年申請藥證。但此前提為「期中分析」數據過關，才得以於今年申請藥證。<text:line-break/><text:line-break/>基亞說明<text:line-break/><text:line-break/>由於台灣TFDA已展開審查，所以，當時進度估計確實是以「期中分析」數據過關的假設為前提。<text:line-break/><text:line-break/>金主、主力、媒體、名嘴  交織出的「基亞大夢」<text:line-break/><text:line-break/>聯電董事長洪嘉聰在這次基亞事件中所扮演的角色為何？令人好奇。(攝影/聶世傑) <text:line-break/><text:line-break/>月７日下午，基亞重大訊息宣布，旗下的子公司基亞疫苗要以每股30元的價格，引進「迅捷投資」作為策略性投資人，持股８％。<text:line-break/><text:line-break/>在基亞連吞九根跌停之後，這筆「適時」的投資挹注，隨即在市場上引發譁然，各種傳言揣測四起。但其中最大的爭議點在於，「迅捷為什麼要用高達67％的溢價買進？」<text:line-break/><text:line-break/>原來，6月18日，基亞疫苗才剛剛辦理4億元的現金增資，發行價格每股18元；短短50天之後，迅捷就用溢價超過6成的30元買進。是迅捷太笨？還是另有其他目的？<text:line-break/><text:line-break/>根據經濟部商業司的資料，聯電是迅捷投資的大股東，持股34％，而迅捷投資的舊址，就登記在台北市敦化南路二段、聯電的台北辦公室，與聯電的關係不言可喻。儘管第一時間聯電表示「對迅捷沒有控制權」，但這筆投資案仍然可能影響了聯電所有小股東的權益，聯電在迅捷董事會上對該投資案如何表態？應該對外說清楚，給聯電小股東一個交代。<text:line-break/><text:line-break/>面對外界質疑聲浪，聯電發言人劉啟東以「聯電不排除檢討未來是否持續投資迅捷公司之可能性」，作為回答。<text:line-break/><text:line-break/>但除了聯電的持股，迅捷投資者到底是誰？表面上董事長為聯電財務處出身的洪炳坤，但業內人士都認定，實際負責人就是聯電董事長洪嘉聰；換句話說，迅捷正是洪嘉聰主導的投資公司。<text:line-break/><text:line-break/>洪嘉聰為何要幫基亞這個忙？當天同一時間，很多投資大戶的「Line群組」裡，都湧進了許多傳言。其中傳得最盛的，莫過於基亞想透過引進「聯電」集團的招牌，在隔天股市開盤打開跌停板。<text:line-break/><text:line-break/>但為什麼是洪嘉聰？事實上，洪嘉聰和一群投資界好友在台北市信義路上開設了「吉品魚翅海鮮」餐廳，是頗負盛名的高檔餐廳，而這群好友也因為經常一起投資，在股市被稱之為「吉品幫」。這一次，市場盛傳「吉品幫」也在基亞飆漲的過程中，扮演了重要角色，許多人手上都曾經或仍然持有基亞股票。<text:line-break/><text:line-break/>洪嘉聰是否因此而「挹注」基亞？本刊求證吉品餐廳與洪嘉聰，均無法得到證實。<text:line-break/><text:line-break/>事實上，除了「吉品幫」，從主力、炒手、媒體、到股市名嘴，都在這次基亞風暴裡，參了一腳，例如鼎富證券前董事長、股市聞人賈文中的左右手彭文榮，在８月11、12日，原本無量跌停的基亞逐漸出現數百張交易的過程中，就扮演了金主的關鍵角色；而彭文榮早在2000年，基亞大股東云辰電子股價大漲時，也是云辰的監察人，雙方之間的關係，錯綜複雜。<text:line-break/><text:line-break/>又例如，一直到這次基亞肝癌藥PI-88的期中分析失利之後，都還有某股市雜誌仍然大力看好，也被外界認定是一路以來，唱旺基亞股價的重要推手之一。<text:line-break/><text:line-break/>一顆尚未取得藥證的新藥，在台灣股市呼風喚雨，吸引超過600億元資金瘋狂追逐，所有主力、炒家、散戶集體陪葬，基亞暴起暴落的股價，再度見證股市裡人性貪婪醜惡的一面。</text:span></text:p>
      <text:p text:style-name="P2"><text:span text:style-name="T1">欧阳阳   |  2021.06.05 20:26   |   </text:span><text:a xlink:type="simple" xlink:href="http://palinfo.habago.org/Entry?Command=Information_PrintForum#FORUM40695"><text:span text:style-name="T2">#</text:span></text:a></text:p>
      <text:p text:style-name="P3"><text:span text:style-name="T1">1450军团已经显现出威力，台湾人民正在承受恶果。<text:line-break/><text:line-break/>两年前，韩国瑜的“民意逆转”，就是1450军团的一次巅峰之作；<text:line-break/>民进党蔡英文势力，背后可能有美国势力，利用执政优势，发动掌控的舆论媒体，既得利益的政客，文人，以及各种挂羊头卖狗肉的“民间”组织，洗脑，传销台湾人民，特别是台湾青年学生，抹黑攻击韩国瑜及韩粉；<text:line-break/>在短短一年时间内使的韩国瑜支持“民意”发生逆转，蔡英文的支持度从20%上升到60%；<text:line-break/>在此期间，韩国瑜有犯过明显的执政错误吗？没有，相反，他是台湾少有的非常想把高雄治理好的政客<text:line-break/>蔡英文在一年间有什么显著的执政成果吗？没有！<text:line-break/><text:line-break/>很显然，这是一场有预谋，有组织的针对台湾普通民众的“认知作战”<text:line-break/><text:line-break/>而就在昨天，1450军团又出动，发动了一次针对疫情的“认知作战”，这段时间，民进党拒绝一切与大陆相关的疫苗，包括由大陆企业代理的BNT疫苗；<text:line-break/>而台湾疫情蔓延，台湾的很多人已经产生恐慌情绪，对民进党产生质疑；<text:line-break/>就在昨天，民进党联系日本送来124万剂日本人不用的AZ疫苗，同时1450军团也大规模发动起来，对日本进行感恩戴德，对中国大陆进行抹黑攻击，试图挽救民进党往下走的“民意”。<text:line-break/>看看这两天台湾主流媒体的报道：<text:line-break/><text:line-break/>獨家｜塔台20秒音檔曝光！AZ疫苗現貨全包急送來台　民航局航管感謝日航機長回應超催淚<text:line-break/><text:line-break/>不畏中國六四敏感　感念日本友台疫苗送暖<text:line-break/><text:line-break/>獨家｜最大手筆！日本送124萬劑AZ疫苗抵台　陳時中曝：本來多要給COVAX、感謝日本有情有義直接送<text:line-break/><text:line-break/>謝長廷：打虎抓賊親兄弟 　感謝日本供台灣疫苗<text:line-break/><text:line-break/>賴品妤：打壓台灣的惡鄰中共，與國際同盟伸援形成強烈對比<text:line-break/><text:line-break/>美日相繼援助台灣疫苗　學者丁樹範：台灣處於美中戰略重要角色<text:line-break/><text:line-break/>K律師論點｜日本援台灣也援中國　「你就知道共產黨怎麼處理恩人的」<text:line-break/><text:line-break/>疫苗關鍵晚宴菜色曝光　謝長廷請美日貴賓吃這些台灣味<text:line-break/><text:line-break/>來自台灣的感謝　日本網友收到了！101點燈圖被瘋傳「想儘早去台灣玩」<text:line-break/><text:line-break/><text:line-break/>另外，苹果日报5月20还发了这样一篇新闻：<text:line-break/>美媒：美國建6萬臥底兵團執行秘密任務　人數比CIA特務多10倍<text:line-break/>《新聞周刊》（Newsweek）獨家披露，原來在編制之外，五角大樓在過去10年還打造了一支為數約6萬人的秘密軍隊，這支在「消除特徵」計劃下（signature reduction）建立的臥底兵團，會以假身份執勤，不受國會監督，專門從事比全副武裝衝突次一級的「灰色地帶」行動。<text:line-break/>《新聞周刊》花了兩年時間調查，發現美軍也有一支混合了職業軍人、平民和承包商的非常規部隊，人員散落在全球130間企業及政府機關，隨時可執行秘密任務。<text:line-break/>這支每年耗費9億美元（約251.96億元台幣）運作的6萬人軍隊，逾半屬特種部隊，負責最危險的前線反恐和敵後騷擾；其次是軍事情報專家；第三大兵種則是鍵盤戰士，由他們在網路上搜尋目標和影響輿論。他們參與行動時都有不同程度隱藏真正身份。<text:line-break/><text:line-break/><text:line-break/>大家可以想象，处于中美交锋前线的台湾，会有多少美国的卧底部队？<text:line-break/><text:line-break/>当台湾的执政党堕落到不顾台湾人民的生命安全，你能想象，它还有什么不敢做的？<text:line-break/>有正常智商的人其实都能判断，大陆是台湾不可逃避的最重要的关系，挑拨2300万台湾人与14亿大陆人的仇恨关系，无异于自</text:span><text:span text:style-name="T7">杀</text:span><text:span text:style-name="T1">自毁；<text:line-break/>可惜，很多台湾人在那种舆论洗脑传销的作用下，已经失去了正常人应该有的智商。<text:line-break/><text:line-break/><text:line-break/>1450军团已经主导台湾， 人民正走在通往危险的路上。<text:line-break/><text:line-break/></text:span></text:p>
      <text:p text:style-name="P2"><text:span text:style-name="T1">莊靖   |  2021.06.05 16:11   |   </text:span><text:a xlink:type="simple" xlink:href="http://palinfo.habago.org/Entry?Command=Information_PrintForum#FORUM40694"><text:span text:style-name="T2">#</text:span></text:a></text:p>
      <text:p text:style-name="P4"><text:span text:style-name="T1">不查炒作只查禿鷹 高端只許漲不許跌? 厲害了金管會!<text:line-break/><text:line-break/><text:line-break/>高端跌停風暴 金管會查禿鷹<text:line-break/>2021-06-03 05:19 經濟日報 / 記者葉憶如、陳芝瑄、蔡靜紋／台北報導<text:line-break/><text:line-break/>國產疫苗製造商高端昨（2）日再度跌停鎖死，八大公股行庫卻進場買高端？金管會昨日澄清網路謠言，並提醒投資人，應該審慎判斷相關投資訊息。金管會強調，嚴查「禿鷹」行為，若有人刻意散布不實流言，將移送檢調。<text:line-break/><text:line-break/>財政部也澄清說，財政部所屬八大公股金融事業均未動用自有資金買進高端疫苗股票，傳言與事實不符。財政部提醒投資人，不要相信謠言，並勿再轉傳或散播相關錯誤資訊，避免觸法；如有人藉此意圖影響股市行情，將蒐集資料，移請相關主管機關調查。<text:line-break/><text:line-break/>統計八大公股行庫連三天買超高端，累計買超達1.3億元，被指為是為高端股價護盤，公股行庫昨日澄清，是客戶在旗下券商下單所為。</text:span></text:p>
      <text:p text:style-name="P2"><text:span text:style-name="T1">陳真   |  2021.06.05 03:07   |   </text:span><text:a xlink:type="simple" xlink:href="http://palinfo.habago.org/Entry?Command=Information_PrintForum#FORUM40693"><text:span text:style-name="T2">#</text:span></text:a></text:p>
      <text:p text:style-name="P3"><text:span text:style-name="T1">台灣人真要坐以待斃？(八)：鬼扯無下限<text:line-break/><text:line-break/>陳真<text:line-break/><text:line-break/>2021. 06. 05.<text:line-break/><text:line-break/><text:line-break/>陳建仁不是文盲，而是接受過科學教育的知識人。他那樣子的回答就是一種話術，這話術也就是高端疫苗公司董事長張世忠過去所擅用的炒股手法。這部份我有空再寫。先說陳建仁。<text:line-break/><text:line-break/>表面上，他提到自己是接受二期雙盲測試，誰都不知道誰到底是打了安慰劑或試驗藥物。可是，他卻對記者說 "沒有任何不良反應"，"沒有任何不適"，"沒有什麼大的副作用"。既然連自己究竟是打了什麼東西都不知道，哪來什麼有或沒有 "副作用" 可言？然後再用一些空洞修辭來讚美，比方說什麼二期試驗 "設計相當完善"，"執行十分嚴謹"。<text:line-break/><text:line-break/>這就是鬼扯蛋。陳建仁只是數千名受試者之一，他又不是實驗計劃的主持人，也不是計畫的執行單位，他哪知道龐大的執行過程到底執行得嚴不嚴謹？再說，一個疫苗試驗計劃如果連設計都不完善，那不是很好笑嗎？諸如這些修辭與空言，就是根本不應該說的不當言論，更何況以他的政治身份與學術地位，更不應該在一個藥物都還在進行初步試驗期間就公開大加讚美。<text:line-break/><text:line-break/>而且，綠色媒體們馬上截取他的話，說他誇讚高端疫苗試驗打了之後都不會不舒服，感覺好棒哦，研究設計好嚴謹哦。諸如這些都是很明顯的假新聞，卻故意四處渲染。所謂造謠或帶風向，手法之一就是類似這樣，先講一些具有前提性的空洞修辭與假設，然後再偷偷把前提與假設拿掉，然後四處散播，藉以製造出一種迷惑人心的假象。<text:line-break/><text:line-break/>高端疫苗公司董事長張世忠，過去就是憑藉類似吹捧的炒股手法，騙倒一大堆阿西散戶，爭先恐後衝進去買一支從二十幾元漲到將近五百元的生技股叫做基亞。當時，張世忠董事長甚至還說什麼基亞的肝癌新藥兩岸三期試驗的期中分析結果 "如果" 成效很棒的話，"不排除可以直接向FDA申請藥證"，屆時就全球賺翻了。於是，很多傻蛋就相信了，紛紛衝進去買一支已經漲了20倍的生技新藥股票。<text:line-break/><text:line-break/>結果呢？期中分析結果卻死當，一連19根跌停板，無數相信張董的投資人瞬間破產，血本無歸。<text:line-break/><text:line-break/>事實上，這些吹捧言論全是 "如果"，就像一個高一學生說，"如果" 我好好用功，"如果" 我這回期中考考到100分的話，"不排除" 直接申請劍橋大學；而且，"如果" 我將來的研究設計十分完善，執行非常嚴謹的話，獲得諾貝爾獎不是不可能，屆時我將是台灣之光。<text:line-break/><text:line-break/>如果有個高中生這樣講，你聽了也只是呵呵，不會當真。但是，當一群人，包括公司老闆及各方財團與大股東，包括學界友人或大老，包括主流媒體，紛紛如此鬼扯蛋時，一般人哪會知道真假？一般人又不是醫藥專業，哪會懂什麼幾期試驗與藥證等等這些東西的具體意義？<text:line-break/><text:line-break/>金管會如果是一個盡責的監督單位，就應該制止並處罰公司負責人及相關人士，禁止他們透過各種蓄意曖昧混淆毫無科學意義毫無實證依據的吹捧言論來吹捧股價，欺騙投資大眾。<text:line-break/><text:line-break/>事實上，高端疫苗的母公司基亞，2010年曾經向美國FDA申請三期試驗，但根本沒有下文，就馬上吹捧得好像全球仰望的肝癌救星那樣。<text:line-break/><text:line-break/>張董事長所說的那些 "如果" 多棒多棒、就 "不排除" 提前申請藥證的言論，並不是不存在往例，問題是，那樣的跳級取得藥證方式卻十分罕見，就好像世界上有幾個人念完國中就跳級念研究所的？講這樣一些極其罕見的 "如果"，把 "如果" 當成 "很可能發生的事實" 來宣揚，若不是存心誇大渲染以炒股，難道只是在開愚人節玩笑？<text:line-break/><text:line-break/>金管會如果是一個盡責的監督單位，就應該制止並處罰公司負責人及相關人士，禁止他們散播各種蓄意曖昧混淆毫無科學意義毫無實證依據的吹捧言論來吹捧股價，因為那就是一種炒股話術，一種拐彎抹角的欺騙或誘導。<text:line-break/><text:line-break/>很多公司的老闆或大股東就像江湖賣藝人士那樣，飛天鑽地，刀槍不入，極盡聳動誇大之能事。這可以想像，問題是，居然有這樣一個所謂政府，這樣一個黨，居然用盡各種荒謬透頂的可笑言論來大加吹捧一個八字都還沒一撇的疫苗，居然還保證這支八字都還沒一撇的疫苗很安全，絕不會有問題。而人渣黨所吹捧的這間公司，過去卻早已使用過類似的炒股手法。你若要說這裏頭沒有不可告人的內幕，有可能嗎？<text:line-break/><text:line-break/>重點是：我不相信這僅僅只是利益誘因在裏頭。為什麼呢？因為人渣黨要撈錢的管道多得是，沒必要以一種笑死人而且犯眾怒的鬼扯蛋方式、千方百計阻撓疫苗進口，千方百計去護衛這樣一家私人家族公司。<text:line-break/><text:line-break/>陳建仁是個好人，但是，鬼扯蛋就是鬼扯蛋。</text:span></text:p>
      <text:p text:style-name="P2"><text:span text:style-name="T1">李念淨   |  2021.06.04 23:53   |   </text:span><text:a xlink:type="simple" xlink:href="http://palinfo.habago.org/Entry?Command=Information_PrintForum#FORUM40692"><text:span text:style-name="T2">#</text:span></text:a></text:p>
      <text:p text:style-name="P4"><text:span text:style-name="T1">非洲也有很有才能的領導者<text:line-break/>比方說坦尚尼亞的的尼雷爾，他的社會主義政策循序漸進，而且個人清廉自守，可以說是非洲少見的大政治家了。<text:line-break/><text:line-break/>最令人感慨的就是<text:line-break/>像古巴這樣不管在資源跟處境上，都比台灣艱困得多，但是他們的人民敢於犧牲，最後經濟、政治、文化上都達成完全自主的獨立地位。<text:line-break/><text:line-break/>更別提體量最大的中國了，能改革開放完全就是世界奇蹟，估計就跟宇宙大爆炸的機率差不多<text:line-break/><text:line-break/>而台灣人真的在骨子中，對於第三世界反抗強權，扶弱鋤強的概念是沒有的。<text:line-break/>整天只以自己當了強者的狗而沾沾自喜，這算哪門子的台灣民族？<text:line-break/>最近又看到台灣在世界上的碳排放屢創新高，經常代美日強權行苟苟之事，感覺台灣比起以前的利比亞來反而比較像是真正的流氓國家。</text:span></text:p>
      <text:p text:style-name="P2"><text:span text:style-name="T1">李念淨   |  2021.06.04 18:35   |   </text:span><text:a xlink:type="simple" xlink:href="http://palinfo.habago.org/Entry?Command=Information_PrintForum#FORUM40691"><text:span text:style-name="T2">#</text:span></text:a></text:p>
      <text:p text:style-name="P3"><text:span text:style-name="T1">最近看了一些有關非洲歷史的書，都會提到這個"蒙博托陷阱"<text:line-break/>再有革命熱情的理想家及創業者，一旦缺乏現代化的官僚體系+歐美帝國主義的殖民，最終都會落入腐化的惡性循環<text:line-break/><text:line-break/>蒙博托的統治有三個特點：<text:line-break/><text:line-break/>第一個特點是依靠裙帶關係進行統治。<text:line-break/>蒙博托不僅自己大權獨攬，而且還把自己所在族群的親戚、族人提拔到重要崗位上。<text:line-break/>這種做法，看起來並不符合現代官僚制的原則。<text:line-break/>但在蒙博托看來，這可以防止權力落到對自己有威脅的人手中。<text:line-break/><text:line-break/><text:line-break/>第二個特點是瘋狂地榨取統治租金。<text:line-break/><text:line-break/>蒙博托建立的以裙帶關係為基礎的高層網絡，還是一種分贓機制。<text:line-break/>他本人就是當時非洲最腐敗、最奢侈的政治領導人。<text:line-break/>他擁有龐大的BENZ車隊，擁有多處奢侈的頂級莊園。<text:line-break/>他還經常包下法國航空公司的協和客機，目的就是為了去巴黎購一次物。<text:line-break/>國際媒體估算，蒙博托在剛果至少榨取了50億美元的個人財富。<text:line-break/>其他高級官員和地方諸侯，則是一個個大大小小的蒙博托。<text:line-break/><text:line-break/><text:line-break/>第三個特點是國家長期陷於徹底的貧窮與停滯。<text:line-break/><text:line-break/>在蒙博托的統治之下，剛果淪為了世界上最可憐的國家之一。<text:line-break/>剛果甚至一度連像樣的道路都沒有，通脹飆升，經濟停滯，人民生活悲苦，甚至有許多人因飢餓而死。<text:line-break/>對那裡的人民來說，生活就是一場無窮無盡的苦難。<text:line-break/><text:line-break/>=========================<text:line-break/><text:line-break/>台灣又豈止一個蒙博托呢？<text:line-break/>依我看，台灣大大小小的各級鄉鎮，從人渣黨到國民黨，都有這樣的蒙博托<text:line-break/><text:line-break/>更何況，歐美國家也非常熱衷於讓蒙博托這樣的人統治殖民地<text:line-break/>讓一個國家不能獨立，不能自主，少了很多威脅。<text:line-break/><text:line-break/>誰還相信台灣能夠真正達到台灣獨立呢？<text:line-break/>其實，日本把剩餘的疫苗(美國必定授意)空運到台灣，這就跟1970年代法國向博卡薩這樣的人空運各種物資來支援獨裁者，來挽救他的聲望，根本是一模一樣。<text:line-break/>把內戰換成選舉，把子彈換成媒體，手段上並沒有什麼差異<text:line-break/><text:line-break/>其實現代的台灣年輕人，口口聲聲說要台灣獨立，骨子裡其實是希望當美日的殖民地。<text:line-break/>問題是：美國的一等公民難道就真的幸福美滿嗎？西裔移民以及黑人真的幸福快樂嗎？<text:line-break/>更何況台灣目前這種被間接統治的二等公民在美日的一般百姓及權貴會是什麼眼光？<text:line-break/><text:line-break/>韓國雖然受美國影響，但長年的反抗列強的情緒讓他們有獨立自主的理念<text:line-break/>看了越南的一些新聞，這個國家的經濟跟社會狀況也越來越好<text:line-break/>只有台灣，其實社會墮落的速度不亞於非洲剛獨立後的國家。</text:span></text:p>
      <text:p text:style-name="P2"><text:span text:style-name="T1">唐欽孝   |  2021.06.04 17:45   |   </text:span><text:a xlink:type="simple" xlink:href="http://palinfo.habago.org/Entry?Command=Information_PrintForum#FORUM40690"><text:span text:style-name="T2">#</text:span></text:a></text:p>
      <text:p text:style-name="P4"><text:span text:style-name="T1">以下是有關“他們在打的我們不敢用”以及被巴西總統停用的科興疫苗在巴西實驗的報導。<text:line-break/>如果覺得觀察者是大內宣不可信，可以看看華爾街日報的報導，<text:line-break/>如果不知道華爾街所說的Sinovac’s Covid-19 vaccine是哪一支疫苗，<text:line-break/>可以再看看日經新聞與產經新聞的報導。<text:line-break/><text:line-break/>觀察者<text:line-break/></text:span><text:a xlink:type="simple" xlink:href="https://www.guancha.cn/internation/2021_05_31_592641.shtml"><text:span text:style-name="T4">https://www.guancha.cn/internation/2021_05_31_592641.shtml</text:span></text:a><text:span text:style-name="T1"><text:line-break/><text:line-break/>華爾街日報<text:line-break/></text:span><text:a xlink:type="simple" xlink:href="https://www.wsj.com/articles/brazilian-towns-mass-vaccination-creates-oasis-of-well-being-11620392401"><text:span text:style-name="T4">https://www.wsj.com/articles/brazilian-towns-mass-vaccination-creates-oasis-of-well-being-11620392401</text:span></text:a><text:span text:style-name="T1"><text:line-break/><text:line-break/>日經新聞<text:line-break/></text:span><text:a xlink:type="simple" xlink:href="https://www.nikkei.com/article/DGXZQOGN30EBK0Q1A430C2000000/?unlock=1"><text:span text:style-name="T4">https://www.nikkei.com/article/DGXZQOGN30EBK0Q1A430C2000000/?unlock=1</text:span></text:a><text:span text:style-name="T1"><text:line-break/>中國製疫苗的社會實驗 巴西市鎮死者大幅降低<text:line-break/>聖保羅支局　外山尚之<text:line-break/>新型冠狀<text:line-break/>2021年5月10日 0:00 (2021年5月11日 5:26更新) [有料会員限定]<text:line-break/> <text:line-break/>巴西聖保羅州的塞拉納市，人口4萬5644人。塞拉納市實施了一項「社會實驗」，為市內97.7%的18歲以上人士接種中國製COVID-19疫苗。這是新興國家難以入手歐美疫苗的「後疫情」現實。<text:line-break/>5月3日，從聖保羅市開車出發4個小時，午後抵達塞拉納市，便望見坐在馬路邊長椅上談笑的人們，他們全都沒有戴口罩。「能打疫苗真是太好了，這樣就不用畏懼新冠病毒了」，ラウダイル・アヌライ（47歲）如此說道。<text:line-break/>原先毫不起眼的塞拉納市，如今已成為世界研究人員的焦點。聖保羅州從2月開始實行的「S項目（S計劃）」，是將全體18歲以上的市民作為疫苗接種對象。截至4月11日，全員已完成第2劑接種。<text:line-break/>即便有效性50%左右 重症者、死者大幅降低<text:line-break/>塞拉納市使用的是中國的製藥公司，科興控股生物技術研發的疫苗。在巴西和智利的調查，其有效性為50%左右，較有效性90%的美國輝瑞或是莫德納明顯低下。<text:line-break/>巴西也對中國製的疫苗缺乏信賴，但指揮這次實驗的州立塞拉納醫院的マルコス・ボルゲス（59歲）醫師回想起：「多虧地方自治體的指導者表明其安全性及有效性，因此拒絕中國製的人少之甚少」。<text:line-break/>塞拉納在2020年8月遭遇第1波疫情，據調查，陽性比例佔人口的10.6%，是州內災情最嚴重的區域。アヌライ說：「家人裡就有6個人確診，除了接種疫苗毫無選擇。」<text:line-break/>中國製疫苗的效果遭受質疑，但迄今的成果，可以看出重症者跟死者數量減少。異變種病毒肆虐的第2波疫情，巴西4月份的死者約8萬2000人，達到過去單月最多。但是，塞拉納較上個月降了7成，佔全國人口的3分之1。<text:line-break/>最終數據預計5月中發佈<text:line-break/>市內的墓地人煙稀少，工作人員悠閒地進行修繕工作。工作人員シルバナ・アパレシダ（53歲）反應：「去年的情況，死者接二連三運送過來，但現在平靜了下來」。現在，聖保羅市內由於死者劇增墓地吃緊，有些墓園停止接受遺體運送，這個差距就十分明顯。<text:line-break/>重症患者也正在減少。當初由於COVID-19而導入的4台人工呼吸器，現在已沒在使用，醫院附近的空地也停著救護車沒有出動。<text:line-break/>聖保羅州預計5月中發佈項目S的最終數據。可以得知，較歐美製更容易入手的中國製疫苗具有一定的效果，這將成為大多數新興國家的希望。<text:line-break/>尚有不安的是，4月的新增感染人數235人，雖較3月份開始降了約3分之1，但離完全壓制還很遙遠。在由COVID-19疫苗接種改為流感疫苗接種中心的保健所等待的エマララ・ペレイラ（59歲）持續帶著口罩說：「也有人接種以後感染了」。塞拉納仍有許多飲食店持續停業，長期與病毒奮戰所留下來的傷痕仍需時間撫平。<text:line-break/>結束塞拉納的採訪，在距離20里公立外的貝朗普雷圖與一名計程車司機相遇，司機ディエゴ・アラウジョ（30）困惑: 「塞拉納的人們非常幸運，我們要到什麼時候才有疫苗打呢」。巴西現在大部分的城市，能夠接種疫苗的對象只有醫療從業人員和高齡人士。塞拉納的成果，是1年多下來與COVID-19的奮戰中望見的微弱曙光。但，這對無法確保疫苗供應的新興國家來說，要照射到每一個角落還尚未足夠。<text:line-break/><text:line-break/>產經新聞<text:line-break/></text:span><text:a xlink:type="simple" xlink:href="https://www.sankeibiz.jp/macro/news/210511/mcb2105111019007-n1.htm"><text:span text:style-name="T4">https://www.sankeibiz.jp/macro/news/210511/mcb2105111019007-n1.htm</text:span></text:a></text:p>
      <text:p text:style-name="P2"><text:span text:style-name="T1">葉小慧   |  2021.06.04 15:26   |   </text:span><text:a xlink:type="simple" xlink:href="http://palinfo.habago.org/Entry?Command=Information_PrintForum#FORUM40689"><text:span text:style-name="T2">#</text:span></text:a></text:p>
      <text:p text:style-name="P3"><text:span text:style-name="T1"><text:line-break/>施如亮是藥界前輩，不過您的說法似乎被陳建仁自己反證了。<text:line-break/><text:line-break/>陳建仁自己的臉書粉專上在6月1日是這麼說的：「這是一項第二期、前瞻性、雙盲、多中心、多地區的試驗」<text:line-break/><text:line-break/>----<text:line-break/></text:span><text:a xlink:type="simple" xlink:href="https://www.facebook.com/chencj/posts/4006846986062760"><text:span text:style-name="T4">https://www.facebook.com/chencj/posts/4006846986062760</text:span></text:a><text:span text:style-name="T1"><text:line-break/>陳建仁 Chen Chien-Jen<text:line-break/><text:line-break/>6月1日下午10:40 ·<text:line-break/><text:line-break/>我參加了隨機雙盲的國產疫苗第二期臨床試驗～<text:line-break/><text:line-break/>上星期我接受民視「新聞觀測站」的專訪，主持人胡婉玲副總經理詢問我參加臨床試驗的原由和感想。<text:line-break/><text:line-break/>今年三月初，林奏延教授告訴我一家國產疫苗二期臨床試驗的收案狀況，由於65歲以上的受試者人數不足，希望我鼓勵朋友們踴躍參加。為了支持我國的疫苗自主研發，我和內人就報名參加該試驗。<text:line-break/><text:line-break/>這是一項第二期、前瞻性、雙盲、多中心、多地區的試驗。為確保研究結果不被人為扭曲，這項隨機雙盲研究，有七分之六的受試者使用試驗疫苗，另外七分之一的受試者使用「安慰劑」，也就是不含有效成分的針劑(生理食鹽水)。醫師和受試者都不知道我們打的是疫苗還是安慰劑。<text:line-break/><text:line-break/>我們在三月十日簽署了受試者同意書，接受醫師的身體理學檢查、抽血檢驗、和心電圖檢查。三月十七日回診，醫師告知我們兩人，經評估後都符合受試資格，我們就接種了第一劑。我們帶著《受試者日誌》回家，詳細記錄每天使用的藥物和任何不良反應。一周後接受電話追蹤，以收集併用藥物與不良反應。<text:line-break/><text:line-break/>四月十四日回診，醫師評估我們繳回的《受試者日誌》，進行身體理學檢查，經評估後適合繼續接種，我們就接種了第二劑。帶著新的《受試者日誌》回家，繼續詳細記錄每天使用藥物和任何不良反應，一周後再接受電話追蹤。五月十二日回診，由醫師評估我們繳回的《受試者日誌》，進行身體理學檢查，並抽取血液進行免疫生成性檢查。<text:line-break/><text:line-break/>在整個受試的過程當中，我們都沒有任何的不良反應，也沒有感覺任何不適，只是很希望知道自己是打了疫苗或安慰劑？<text:line-break/><text:line-break/>主持人訪問我的時候，我說明了我和內人「不曉得自己打的是疫苗還是安慰劑，可是打完以後，我們兩個人都發現，沒有什麼大的副作用！」至於疫苗的保護力，要檢驗最後一次回診所抽取的血液，測量血液的「中和抗體效價」，在解盲以後進行兩組的比較分析才能判定。<text:line-break/><text:line-break/>我們親身體驗到這項臨床二期試驗，設計相當完善，執行十分嚴謹。該試驗必須在解盲以後，將試驗數據提交給食品藥物管理署的專家委員會來審查是否通過。如果證實疫苗具有保護性和安全性，打安慰劑的受試者也都會補接種到疫苗。<text:line-break/><text:line-break/></text:span></text:p>
      <text:p text:style-name="P2"><text:span text:style-name="T1">欧阳阳   |  2021.06.04 14:03   |   </text:span><text:a xlink:type="simple" xlink:href="http://palinfo.habago.org/Entry?Command=Information_PrintForum#FORUM40688"><text:span text:style-name="T2">#</text:span></text:a></text:p>
      <text:p text:style-name="P4"><text:span text:style-name="T1">关于疫苗研发，我相信台湾高端疫苗大概率可以取得成功，因为是比较成熟的技术了（重组蛋白疫苗技术）。<text:line-break/>但是疫苗这个东西，不怕一万，只怕万一，它是要大规模施打的，超过百分之一，千分之一的概率出现问题，那就是大问题。<text:line-break/>大陆的智飞生物也是采用的重组蛋白疫苗技术，去年11月启动的三期实验，现在施打剂次保守估计已经超过千万。<text:line-break/><text:line-break/>那在去年那种情况下，全世界都没有疫苗的情况，紧急授权是不得已而为之，而且人家也是有几万三期数据的基础上才被紧急授权的。<text:line-break/><text:line-break/>现在全世界可用的疫苗已经很多，获取难度并不大，台湾如果想从大陆获取疫苗也非常容易。<text:line-break/><text:line-break/>在这种情况下，台湾在三期都没开始做的情况下，就授权大规模施打绝对是政治算计多于科学。<text:line-break/><text:line-break/>陳建仁不可能不知道，说是眛著專業良知也没有错。</text:span></text:p>
      <text:p text:style-name="P2"><text:span text:style-name="T1">施如亮   |  2021.06.04 13:20   |   </text:span><text:a xlink:type="simple" xlink:href="http://palinfo.habago.org/Entry?Command=Information_PrintForum#FORUM40687"><text:span text:style-name="T2">#</text:span></text:a></text:p>
      <text:p text:style-name="P3"><text:span text:style-name="T1">陳醫師，我想要跟您更正以下這段：<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line-break/><text:line-break/>疫苗的臨床試驗二期還沒雙盲，三期才會是雙盲試驗，所以陳建仁講的可能是真的。不要誤會了。</text:span></text:p>
      <text:p text:style-name="P2"><text:span text:style-name="T1">A Hsin   |  2021.06.04 12:34   |   </text:span><text:a xlink:type="simple" xlink:href="http://palinfo.habago.org/Entry?Command=Information_PrintForum#FORUM40686"><text:span text:style-name="T2">#</text:span></text:a></text:p>
      <text:p text:style-name="P4"><text:span text:style-name="T1">分享一則笑話，同一篇文章出現以下兩句話:<text:line-break/>1.呼籲勇敢的台灣人參與台產中國肺炎疫苗的第三期臨床實驗！<text:line-break/>2.我因為已經在美國打過兩劑輝瑞的疫苗，不適合參與國產疫苗第三期臨床實驗，所以也沒有立場公開提出這樣的想法（自己不能參加）。<text:line-break/><text:line-break/>文章出處:<text:line-break/></text:span><text:a xlink:type="simple" xlink:href="https://www.facebook.com/tingkuei.tsay/posts/4032578393494020"><text:span text:style-name="T4">https://www.facebook.com/tingkuei.tsay/posts/4032578393494020</text:span></text:a></text:p>
      <text:p text:style-name="P2"><text:span text:style-name="T1">欧阳阳   |  2021.06.04 10:21   |   </text:span><text:a xlink:type="simple" xlink:href="http://palinfo.habago.org/Entry?Command=Information_PrintForum#FORUM40685"><text:span text:style-name="T2">#</text:span></text:a></text:p>
      <text:p text:style-name="P3"><text:span text:style-name="T1">坏人并不可怕，可怕的是坏人装成好人<text:line-break/>选举并不可怕，可怕的是选举高于一切；<text:line-break/>而人民成为各路势力愚弄，操控，利用的对象；<text:line-break/>当人民成为争权夺利的工具，民主就是一句空谈<text:line-break/>那权谋，算计，欺骗就会充满整个社会。</text:span></text:p>
      <text:p text:style-name="P2"><text:span text:style-name="T1">欧阳阳   |  2021.06.04 10:00   |   </text:span><text:a xlink:type="simple" xlink:href="http://palinfo.habago.org/Entry?Command=Information_PrintForum#FORUM40684"><text:span text:style-name="T2">#</text:span></text:a></text:p>
      <text:p text:style-name="P4"><text:span text:style-name="T1">金燦榮此人的话看不懂，所以不做评论；<text:line-break/>但是，蔡英文民进党当局的荒唐政治算计在这一次疫情中可以说是显露无疑；<text:line-break/>大陆当局，郭台铭，张亚中等想捐疫苗，民进党当局千般阻拦，因为不符合它的政治利益，不惜牺牲台湾人民的生命安全。<text:line-break/><text:line-break/>然后，日本捐自己不要的AZ疫苗，民进党及其各路党羽政客文人马上跳出来欢欣鼓舞，感恩戴德；<text:line-break/>美国的疫苗还没说要捐多少，蔡英文就忙着发言，蔡英文：感謝拜登政府即時伸出援手<text:line-break/><text:line-break/>然后对日本捐AZ疫苗，看蘋果日報的报道标题：<text:line-break/><text:line-break/>124萬劑救命疫苗6/4抵台　日駐台代表引「鬼滅之刃」喻：團結終能贏來正義<text:line-break/>日本124萬劑疫苗今來台　486哭了！ICU醫估「遊日感謝潮」將大爆發<text:line-break/>日本疫苗今來台！《讀賣》前記者驚：速度這麼快　他又默默助台這些事<text:line-break/><text:line-break/><text:line-break/>民进党当局的荒唐并不可怕，可怕的是，它还能洗脑传销一大批死忠人民跟随者，连台湾人民的生命安全都可以不顾。<text:line-break/><text:line-break/></text:span></text:p>
      <text:p text:style-name="P2"><text:span text:style-name="T1">孫從輔   |  2021.06.04 06:45   |   </text:span><text:a xlink:type="simple" xlink:href="http://palinfo.habago.org/Entry?Command=Information_PrintForum#FORUM40683"><text:span text:style-name="T2">#</text:span></text:a></text:p>
      <text:p text:style-name="P3"><text:span text:style-name="T1">金燦榮教授在最新演講中推測兩岸統一問題將在五年內解決，並給出三點理由：<text:line-break/><text:line-break/>一、中美在台海的軍事力量改變。<text:line-break/>二、美國聯合台灣採取激進政治對抗，使大陸民意改變。<text:line-break/>三、因為形勢改變，武統利弊得失加總結果為正，代價可承受。<text:line-break/><text:line-break/>金教授的推測不是重點，重點在於細節分析。其中有一點讓我驚訝，金教授說近幾年中印邊界衝突時，台灣派軍事情報小組去幫助印軍，因為台軍對大陸的軍情比較了解。如果屬實，即便是美國指使的，也是台灣政府做過最損人損己的事情之一了。<text:line-break/><text:line-break/>影片在此<text:line-break/></text:span><text:a xlink:type="simple" xlink:href="https://youtu.be/o_BGPN2MqOI?t=2420"><text:span text:style-name="T4">https://youtu.be/o_BGPN2MqOI?t=2420</text:span></text:a></text:p>
      <text:p text:style-name="P2"><text:span text:style-name="T1">陳志鵬   |  2021.06.03 16:26   |   </text:span><text:a xlink:type="simple" xlink:href="http://palinfo.habago.org/Entry?Command=Information_PrintForum#FORUM40682"><text:span text:style-name="T2">#</text:span></text:a></text:p>
      <text:p text:style-name="P4"><text:span text:style-name="T1">借用不知出處的一段話：<text:line-break/><text:line-break/>~~身處地獄，依然仰望天堂。<text:line-break/><text:line-break/>人世美好的良善似乎已經悄然而去，只期望自己還能保持心中最後的一點光。</text:span></text:p>
      <text:p text:style-name="P2"><text:span text:style-name="T1">陳真   |  2021.06.03 15:57   |   </text:span><text:a xlink:type="simple" xlink:href="http://palinfo.habago.org/Entry?Command=Information_PrintForum#FORUM40681"><text:span text:style-name="T2">#</text:span></text:a></text:p>
      <text:p text:style-name="P3"><text:span text:style-name="T1">台灣人真要坐以待斃？(七)：黎明前的黑暗<text:line-break/><text:line-break/>陳真<text:line-break/><text:line-break/>2021. 06. 03.<text:line-break/><text:line-break/><text:line-break/>全世界應該找不到一個所謂 “政府”，竟然千方百計阻擋疫苗。這齣醜戲，撈錢只是附帶利益與酬庸，仇中反華之政治圖謀與對華戰爭，恐怕才是核心意圖。<text:line-break/><text:line-break/>沒有美國授意，人渣黨不可能硬要搞這齣荒腔走板喪心病狂的醜戲。因為，走狗所圖是錢，是權力，是利益，而不是人命。所謂謀財害命，人渣黨再怎麼壞，也只是謀財，美國所圖才是害命。<text:line-break/><text:line-break/>從無數的旁證看來，新冠病毒就是美國的生化武器。請看：<text:line-break/><text:line-break/></text:span><text:a xlink:type="simple" xlink:href="https://bit.ly/3wMMC66"><text:span text:style-name="T4">https://bit.ly/3wMMC66</text:span></text:a><text:span text:style-name="T1"><text:line-break/><text:line-break/>"生物武器：一個更陰暗的未來" 這個系列文字，雖然已經寫了一、二十篇，但它只是一小部份，實在沒有時間寫，資料非常多，絕非信口之言。<text:line-break/><text:line-break/>我知道，一般自以為理性的人不會相信這是美國的生化武器實驗室所外洩，但是，事實很可能就是這樣，差別只是在於它究竟是針對中國大陸蓄意攻擊，抑或只是不慎外洩。我相信是前者。<text:line-break/><text:line-break/>如果這個可能性為真，那麼，會有一次攻擊，就會有第二次、第三次……各式各樣的摧毀行動。美國之毀中企圖，不分出個高下，不可能罷休，一定得有一方被打趴在地，這一切醜惡的鬥爭與暗算才會停止。<text:line-break/><text:line-break/>我們很不幸，活在這樣一個亂世之中的殖民小島上，我們不知道怎麼保護下一代讓他們平安、健康、正直地長大。亂世兒女，情緣難償。事實上，沒有人會是局外人；所有世人，不論老少，全都得為此付出代價。<text:line-break/><text:line-break/>然而，這恐怕只是悲劇前奏，序幕才剛要拉開而已。但它也許就像黎明前的黑暗，快則十年八年，慢則一個世代，陽光總會重新普照大地。我相信，良善的一方會獲勝，祖國會贏得這場戰爭或鬥爭，因為人心厭惡不義，邪惡不可能得逞。</text:span></text:p>
      <text:p text:style-name="P2"><text:span text:style-name="T1">陳志鵬   |  2021.06.03 11:53   |   </text:span><text:a xlink:type="simple" xlink:href="http://palinfo.habago.org/Entry?Command=Information_PrintForum&amp;iPage=2#FORUM40680"><text:span text:style-name="T2">#</text:span></text:a></text:p>
      <text:p text:style-name="P3"><text:span text:style-name="T1">疫苗問題吵得很不正常，我以小人之心的猜測是這樣<text:line-break/><text:line-break/>1.炒作拿不到疫苗，加深對大陸的敵意，作為戰前動員的手段？<text:line-break/>2.放任病毒流竄，讓帶原者去大陸，癱瘓大陸崛起？<text:line-break/>3.部分疫苗是不是更加高級的生化基因武器？用台灣人做實驗？<text:line-break/><text:line-break/>希望上列的疑問都是我想像的陰謀。<text:line-break/><text:line-break/></text:span></text:p>
      <text:p text:style-name="P2"><text:span text:style-name="T1">陳真   |  2021.06.03 03:20   |   </text:span><text:a xlink:type="simple" xlink:href="http://palinfo.habago.org/Entry?Command=Information_PrintForum&amp;iPage=2#FORUM40679"><text:span text:style-name="T2">#</text:span></text:a></text:p>
      <text:p text:style-name="P4"><text:span text:style-name="T1">台灣人真要坐以待斃？(六)：被殖民者的悲劇<text:line-break/><text:line-break/>陳真<text:line-break/><text:line-break/>2021. 06. 03.<text:line-break/><text:line-break/><text:line-break/>一個黨，因為某種正面理由，偶爾撒個謊是可以想像的，但是，真的很難想像世界上怎麼會有這樣一個人渣黨，為了撈錢奪權騙選票，幾十年來每天所講的幾乎每一句話、幾乎每一句話、幾乎每一句話竟然全部都是謊言！每天就是不斷撒謊造謠抹黑或捏造事實美化自己。<text:line-break/><text:line-break/>這個黨的中心思想就是一個騙字。這個黨的最大本事就是網軍與媒體及走狗文人的造謠抹黑能力。這個黨的惟一存在目的就是撈錢奪權，舉家雞犬昇天。<text:line-break/><text:line-break/>這樣一個黨，全面控制媒體與教育體系，長年以來瘋狂造謠抹黑與洗腦，並且用我們納稅人的錢和職位與各種資源，豢養無數網軍與走狗文人，每天從事各種下流的陰暗齷齪勾當，除了造謠抹黑，更擅於自導自演栽贓嫁禍。<text:line-break/><text:line-break/>這樣一個喪心病狂的人渣黨蟑螂黨，卻不斷透過司法恐嚇、打壓與迫害對他有所質疑或有所不敬的人民。<text:line-break/><text:line-break/>前幾天的報紙說，警方要以散播謠言法辦一位網友。人渣黨每天造謠撒謊抹紅抹黑，長期系統性、有計劃性地、上下一條龍式地整個黨不斷自導自演栽贓抹黑異己，檢警調單位從來不去抓，卻自甘墮落，充當政治打手，每天以司法威脅恐嚇鎮壓人民。<text:line-break/><text:line-break/>那個被抓的人寫了底下這麼一段話，居然就被以造謠移送法辦。他寫說：<text:line-break/><text:line-break/>「現在終於知道民進黨的防疫的謊言：<text:line-break/><text:line-break/>第一，不採取全面普篩主要的目的是為了遮掩社區感染的真相。<text:line-break/><text:line-break/>第二，買不到疫苗真正原因在於民進黨想要賺疫苗回扣。<text:line-break/><text:line-break/>第三，這一年多來大內宣主要目的在想企圖運用全體免疫的方式來掩蓋防疫的不實。<text:line-break/><text:line-break/>第四，台灣的防疫只是一場遊戲一場夢。<text:line-break/><text:line-break/>第五，其實台灣社區感染非常嚴重，去年沒爆發是因為病毒量不深。這次會大爆發因為英國病種病毒傳播超強，紙包不住火，民進黨穿幫了。」<text:line-break/><text:line-break/>這位網友其實寫得不太精準，對於人渣黨的邪惡與齷齪了解太少了，把人渣黨想得太好了，彷彿它只是無能，只是企圖貪點所謂回扣，卻一個不小心而爆發疫情。這位網友真的是太善良了。人渣黨若只是無能，我們可以教他，但他豈是無能？他撈錢奪權的能力好到爆！他不是無能，而是無恥，骯髒齷齪到極點。<text:line-break/><text:line-break/>我不會去指控什麼 "疫苗回扣" 這類一般人的推測。為什麼呢？因為政治沒那麼單純，沒那麼 "乾淨"，比這個要複雜且骯髒多了。就如同前一陣子什麼黑道小混混嗆聲警方，相較於真正掌權者的巨大暴利、權力與惡行，一個傻呼呼的小混混，哪算一回事？<text:line-break/><text:line-break/>我敢保證，人渣黨將來絕不會拿什麼 "疫苗回扣"，太看不起人渣黨了。你自己用肚臍想也知道，當你掌握所有權力與資源時，你想撈錢，哪需要偷偷摸摸拿什麼回扣？那是基層人員才會幹的窩囊犯行，當權者哪需要這樣？<text:line-break/><text:line-break/>平常隨便一個什麼土地重劃或變更地目，就不知道能夠一夜之間撈到多少億，而且撈得天衣無縫；大家都知道怎麼回事，但是你能拿他怎麼樣？你如何可能把他繩之以法？再說，他很可能完全合法。對一個掌握所有權力和資源的人來說，要合法還不簡單？<text:line-break/><text:line-break/>就算非法，除非改朝換代，除非下一個朝代清廉自持，願意冒險肅貪，否則，司法永遠也不會拿權勢者開刀。阿扁之所以坐牢，是因為惹到美國人，是美國人釋出貪瀆證據，是美國人逼阿扁主動出面認罪，是美國人要他坐牢，而不是因為他的犯行。<text:line-break/><text:line-break/>相較於人渣黨的胃口，阿扁貪個幾十億根本就是皮毛。你看，扁嫂居然還得私下跟百貨公司老闆討禮券，還得四處找人偷偷摸摸收集發票來報一點私帳。人渣黨可完全不是這樣的小家子氣。<text:line-break/><text:line-break/>你看，不管是什麼綠能，什麼風力發電，什麼前瞻計畫，什麼新南向等等等，動輒以兆計算，而且這都還不包括動輒數千億的軍購，以及烏七媽黑的無數金錢外交；把錢送給一些人權紀錄惡名昭彰的獨裁者或政治人渣，利益均霑，然後睜眼說瞎話騙大家說這些都是什麼 "國際民主盟友"，共同捍衛民主自由。<text:line-break/><text:line-break/>這一切荒腔走板、動輒幾兆幾千億的所謂 "政策"，事實上幾乎全都有美、日的重大獲利在裏頭。它不是出於台灣民生大計之所需，而是殖民者長期吸血的各種方式。<text:line-break/><text:line-break/>回歸原題，我保證人渣黨沒有 "疫苗回扣" 這麼基層、可笑的貪污手法。<text:line-break/><text:line-break/>至於有沒有炒股，這當然是廢話，不炒白不炒。不過，權勢大者當然不會自己去炒。這通常是分贓政治體制往下釋放的一種基本 "福利"。<text:line-break/><text:line-break/>我很想舉些實例，但無證據在手沒法講。不過，稍微對島內藍綠政治有一點點了解的人，理應都知道，股市技術分析什麼年線月線都沒用，千線萬線不如一條內線。資訊，特別是比別人快一步的各種資訊，就是一種最安全最隱密最輕鬆的撈錢工具，做為一種犒賞與回報或資金來源(不妨想想大漢奸黎智英如何在美國協助下四處撈錢)。<text:line-break/><text:line-break/>人渣黨千方百計阻擋疫苗進口，主因絕不是什麼莫須有的 "疫苗回扣"，那是對政治的理解很 "單純" 的一般人的一種民間普遍推測，但這推測並不合理，太可笑了。拿回扣是權力外圍的人才會去幹的事。<text:line-break/><text:line-break/>至於炒股，高端疫苗公司短短一年漲了十幾倍，董事長張世忠兄妹與妹婿這個著名的炒股家族，疫苗根本八字都還沒一撇，卻輕輕鬆鬆就能撈上幾百億。雖然利潤如此龐大，但我也不相信這是人渣黨千方百計阻擋疫苗進口的原因。這只能說是一個附帶利益。為什麼呢？因為人渣黨自己撈都來不及了，沒必要為一個私人家族企業犯眾怒。<text:line-break/><text:line-break/>再說，若真要撈錢，理當是神不知鬼不覺地撈，哪會撈到天怒人怨，眾人猜疑？人渣黨沒那麼笨。而且，人渣黨大撈特撈的管道多得是，何必撈得如此難看、如此張揚？<text:line-break/><text:line-break/>那麼，到底是為了什麼，人渣黨必須如此千方百計地阻擋疫苗？我想，只有一個可能，那就是美國主子的意思。<text:line-break/><text:line-break/>人渣黨說，疫苗問題事關什麼國防戰略。這意思其實就是說，這整個荒唐詭異的阻擋疫苗行徑，事實上就是美國藉著台灣攻擊祖國的整個佈局之一，但它同時也能成為美國的一個提款機，因為所謂高端疫苗其實就是和美國國家衛生研究院合作進行。<text:line-break/><text:line-break/>台灣做為美國殖民地，所有重要政策與人事，向來全都得經過美國主子的批准和指示。殖民者不會去考慮被殖民者的需求，包括人命與健康都根本無關緊要。殖民者就是盡量從被殖民者身上撈取最大的利益，讓我們為美國人做出最大的犧牲。<text:line-break/><text:line-break/>我知道你很可能不會相信我講的，那是因為你對政治的理解太 "單純" 了。我不怪你，因為我也曾經 "單純" 過。經過將近二十年，我才從單純幼稚的表面政治幻象中清醒。</text:span></text:p>
      <text:p text:style-name="P2"><text:span text:style-name="T1">陳真   |  2021.06.01 11:24   |   </text:span><text:a xlink:type="simple" xlink:href="http://palinfo.habago.org/Entry?Command=Information_PrintForum#FORUM40678"><text:span text:style-name="T2">#</text:span></text:a></text:p>
      <text:p text:style-name="P3"><text:span text:style-name="T1">台灣人真要坐以待斃？(五)：草菅人命，官商勾結<text:line-break/><text:line-break/>陳真<text:line-break/><text:line-break/>2021. 05. 31.<text:line-break/><text:line-break/><text:line-break/>這個人渣黨真的是齷齪至極，為了強迫大家將來打台製黑心疫苗，無所不用其極，百般阻撓世界上最好的疫苗進口，而且每天不斷撒謊造謠，毫無羞恥心。<text:line-break/><text:line-break/>比方說，口口聲聲說什麼一定要跟原廠買，藉以阻撓疫苗進口。這不是發神經嗎？你買蘋果手機或現代汽車，難道一定要跑到美國或韓國買，才叫做原廠？醫院裏頭千千萬萬種藥物，來自世界各國，誰會一一跑去每個國家買？不管你是跟哪個代理商買的，原廠就是原廠。<text:line-break/><text:line-break/>更可惡的是，一方面信口雌黃說什麼一定要買原廠，當原廠真的來了，人渣黨卻又說不要買，睜眼說瞎話跟對方說台灣疫苗已經夠多了，不需要再買。<text:line-break/><text:line-break/>而且，事實上，人渣黨過去所進口的、歐洲十幾個國家禁用或停用的AZ疫苗，不但不是跟原廠買的，而且也不是原廠貨，而是韓國的代工廠SK Bioscience 所製造。至於最近那十五萬劑純做秀的莫德納疫苗，同樣也不是跟美國原廠買的，更不是原廠貨，而是西班牙的Rovi 藥廠所代工。<text:line-break/><text:line-break/></text:span><text:a xlink:type="simple" xlink:href="https://bit.ly/3i8BFrw"><text:span text:style-name="T4">https://bit.ly/3i8BFrw</text:span></text:a><text:span text:style-name="T1"><text:line-break/><text:line-break/>聽清楚哦，是代工製造，而不是代理販賣。連代工廠的產品都能接受，卻不能接受原廠製造？由此你就可以知道，人渣黨其實根本不是要跟你講道理，而是存心胡作非為，存心蠻幹！滿口低能荒唐的謊言，擺明就是要不擇手段阻擋世界最好的幾種疫苗進口。這是什麼心態？這若不是謀財害命，什麼是謀財害命？<text:line-break/><text:line-break/>這兩天，人渣黨頭子說話了，說疫苗是國家戰略產業，所以一定要扶植本土生技公司。可是，這鬼話說得通嗎？沒有人會反對台灣發展什麼生技產業，問題是，當疫情如此嚴重時，你卻千方百計阻撓救命解藥，說一定要先扶植一間僅僅上市才三年的私人生技公司？這種鬼話說得通嗎？<text:line-break/><text:line-break/>今天，假若你生了病，病況危急，全世界最好的解藥送到你嘴邊，你卻說不行，我不能吃，我不能仰賴別人，我一定要等我剛考上醫學院的兒子將來為我發明解藥。這說得通嗎？<text:line-break/><text:line-break/>如果只是你自己的一條命，你愛怎麼幹就怎麼幹。問題是，現在是涉及兩千三百萬人的性命與身家財產，你卻刻意百般阻撓，說什麼我們一定要發展自己的仙丹，不管死多少人也要等，天底下有這種道理？若說裏頭沒有陰暗內幕或機關盤算或利益輸送，難道是人渣黨集體發瘋了嗎？<text:line-break/><text:line-break/>再說，製藥生技產業難如登天，就算你傾國家之力，花上幾十年都不一定能發展得起來。<text:line-break/><text:line-break/>今天，假若台灣真的有什麼仙丹妙藥馬上可提供大眾救命，那倒也無話可說。但是事實上卻不然，不但不是仙丹妙藥，而且是根本不打算經過基本合格試驗程序、全世界沒有人會認可的黑心疫苗。<text:line-break/><text:line-break/>這一家叫做 "高端疫苗" 的台灣生技公司，是個臭名昭彰、過去炒股與內線交易醜聞不斷的家族企業，連二期都還沒完成，甚至這個月(五月) 的月初才剛啟動二期試驗，該公司的網頁在五月十二日都還在公開招募受試者，人渣黨政府居然在上周五月二十八日居然就下大單，預訂了五百萬劑疫苗，就連該試驗計畫的主持人都覺得很荒唐，一個連八字都沒一撇的東西，你卻用納稅人的錢全買單了。這不是違法亂紀，什麼是違法亂紀？公家機關可以去採購一個根本尚未存在、尚未進行試驗的藥物嗎來拯救疫情？<text:line-break/><text:line-break/>再說，天底下有人推出一個新藥是如此神速的嗎？天底下會有人這樣子訂購藥物的嗎？八字都還沒有一撇就下單全買了。這不是官商勾結，什麼是官商勾結？這不是草菅人命，什麼是草菅人命？<text:line-break/><text:line-break/>五月中旬都還在招募受試者，五月底政府單位就來下大單預訂了。二期試驗會不會過都還是個問題，更不用說真正具有臨床意義的三期試驗，官方居然就信口胡謅打包票說很安全、沒問題，馬上進行大採購。這不是圖利，什麼是圖利？這不是利益輸送，什麼是利益輸送？這不是官商勾結，什麼是官商勾結？這不是草菅人命，什麼是草菅人命？這不是違法亂紀，什麼是違法亂紀？<text:line-break/><text:line-break/>一個事關幾千萬條性命的疫苗，連完成三期試驗都不用，甚至連二期也不用，直接就能拍胸脯打包票說很安全很棒沒。科學生技製藥竟然是靠著政客拍胸脯，就能事先保證安全有效？這不叫做官商勾結，什麼是官商勾結？這不是黑心疫苗，什麼是黑心疫苗？簡直是把大家當白癡。<text:line-break/><text:line-break/>還有，你看，那位陳建仁，更是眛著專業良知，欺騙大家說什麼他和他太太都有參加高端疫苗公司的二期試驗，說他打完疫苗後覺得很好！一點不舒服的感覺也沒有。這種低能謊話竟然也敢講！真的是把大家當白痴；既然是雙盲試驗，在解盲之前，他哪會知道自己是打了疫苗還是打了安慰劑？而且，不管打了什麼藥，沒有感覺不舒服就表示這個疫苗很安全很棒？騙三歲小孩也不能這樣騙。<text:line-break/><text:line-break/>疫情危急之際，有那麼多世界最好的疫苗垂手可得，卻千方百計阻撓，每天造謠撒謊，完全就是無法無天，而且抹紅抹黑企圖引進或捐贈世界最好疫苗者，硬是要採用毫無安全保障的台製黑心疫苗，如果這不叫做泯滅良知，什麼是泯滅良知？如果這不叫做喪心病狂，什麼是喪心病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